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86000003645E952C00.tif" manifest:media-type="image/tif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ヒラギノ角ゴ Pro W3" svg:font-family="'ヒラギノ角ゴ Pro W3'" style:font-family-generic="roman"/>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Bold" svg:font-family="'Times New Roman Bold'" style:font-family-generic="system" style:font-pitch="variable"/>
    <style:font-face style:name="ヒラギノ角ゴ Pro W31" svg:font-family="'ヒラギノ角ゴ Pro W3'" style:font-family-generic="system" style:font-pitch="variable"/>
  </office:font-face-decls>
  <office:automatic-styles>
    <style:style style:name="P1" style:family="paragraph" style:parent-style-name="Footnote">
      <style:text-properties officeooo:rsid="002413e4" officeooo:paragraph-rsid="002413e4"/>
    </style:style>
    <style:style style:name="P2" style:family="paragraph" style:parent-style-name="Footnote">
      <style:text-properties officeooo:rsid="002b334e" officeooo:paragraph-rsid="002b334e"/>
    </style:style>
    <style:style style:name="P3" style:family="paragraph" style:parent-style-name="Footnote">
      <style:text-properties officeooo:rsid="002b9237" officeooo:paragraph-rsid="002b9237"/>
    </style:style>
    <style:style style:name="P4" style:family="paragraph" style:parent-style-name="Footnote">
      <style:text-properties officeooo:rsid="0036c76b" officeooo:paragraph-rsid="0036c76b"/>
    </style:style>
    <style:style style:name="P5" style:family="paragraph" style:parent-style-name="Footnote">
      <style:text-properties officeooo:rsid="000eee0f" officeooo:paragraph-rsid="000eee0f"/>
    </style:style>
    <style:style style:name="P6" style:family="paragraph" style:parent-style-name="Footnote">
      <style:text-properties officeooo:rsid="004fb41b" officeooo:paragraph-rsid="00518711"/>
    </style:style>
    <style:style style:name="P7" style:family="paragraph" style:parent-style-name="Footnote">
      <style:text-properties officeooo:rsid="00264e44" officeooo:paragraph-rsid="00264e44"/>
    </style:style>
    <style:style style:name="P8" style:family="paragraph" style:parent-style-name="Footnote">
      <style:text-properties officeooo:rsid="0096aa5b" officeooo:paragraph-rsid="0096aa5b"/>
    </style:style>
    <style:style style:name="P9" style:family="paragraph" style:parent-style-name="Footnote">
      <style:text-properties officeooo:rsid="0096e35e" officeooo:paragraph-rsid="0096e35e"/>
    </style:style>
    <style:style style:name="P10" style:family="paragraph" style:parent-style-name="Footnote">
      <style:text-properties officeooo:rsid="00982615" officeooo:paragraph-rsid="009b9221"/>
    </style:style>
    <style:style style:name="P11" style:family="paragraph" style:parent-style-name="Footnote">
      <style:text-properties officeooo:rsid="0099fa18" officeooo:paragraph-rsid="0099fa18"/>
    </style:style>
    <style:style style:name="P12" style:family="paragraph" style:parent-style-name="Footnote">
      <style:text-properties officeooo:rsid="008f3342" officeooo:paragraph-rsid="008f3342"/>
    </style:style>
    <style:style style:name="P13" style:family="paragraph" style:parent-style-name="Footnote">
      <style:text-properties fo:font-style="italic" officeooo:rsid="009eb9e2" officeooo:paragraph-rsid="009eb9e2" style:font-style-asian="italic" style:font-style-complex="italic"/>
    </style:style>
    <style:style style:name="P14" style:family="paragraph" style:parent-style-name="Footnote">
      <style:text-properties officeooo:rsid="003ef641" officeooo:paragraph-rsid="00a43d55"/>
    </style:style>
    <style:style style:name="P15" style:family="paragraph" style:parent-style-name="Footnote">
      <style:text-properties officeooo:rsid="0021d096" officeooo:paragraph-rsid="0021d096"/>
    </style:style>
    <style:style style:name="P16" style:family="paragraph" style:parent-style-name="Footnote">
      <style:paragraph-properties fo:margin-left="0in" fo:margin-right="0in" fo:text-indent="0in" style:auto-text-indent="false"/>
      <style:text-properties officeooo:rsid="000d57e4" officeooo:paragraph-rsid="000d57e4"/>
    </style:style>
    <style:style style:name="P17" style:family="paragraph" style:parent-style-name="Standard">
      <style:text-properties style:font-name="Times New Roman" officeooo:rsid="0006b32e" officeooo:paragraph-rsid="0006b32e"/>
    </style:style>
    <style:style style:name="P18" style:family="paragraph" style:parent-style-name="Standard">
      <style:text-properties style:font-name="Times New Roman" officeooo:rsid="0006b32e" officeooo:paragraph-rsid="0046f27a"/>
    </style:style>
    <style:style style:name="P19" style:family="paragraph" style:parent-style-name="Standard">
      <style:text-properties style:font-name="Times New Roman" officeooo:rsid="0006b32e" officeooo:paragraph-rsid="008722a1"/>
    </style:style>
    <style:style style:name="P20" style:family="paragraph" style:parent-style-name="Standard">
      <style:text-properties style:font-name="Times New Roman" officeooo:rsid="0006b32e" officeooo:paragraph-rsid="00275b65"/>
    </style:style>
    <style:style style:name="P21" style:family="paragraph" style:parent-style-name="Standard">
      <style:text-properties style:font-name="Times New Roman" officeooo:rsid="00087b8c" officeooo:paragraph-rsid="00087b8c"/>
    </style:style>
    <style:style style:name="P22" style:family="paragraph" style:parent-style-name="Standard">
      <style:text-properties style:font-name="Times New Roman" officeooo:rsid="00087b8c" officeooo:paragraph-rsid="00962379"/>
    </style:style>
    <style:style style:name="P23" style:family="paragraph" style:parent-style-name="Standard">
      <style:text-properties style:font-name="Times New Roman" officeooo:rsid="00087b8c" officeooo:paragraph-rsid="0046f27a"/>
    </style:style>
    <style:style style:name="P24" style:family="paragraph" style:parent-style-name="Standard">
      <style:text-properties style:font-name="Times New Roman" fo:font-style="normal" fo:font-weight="bold" officeooo:rsid="00087b8c" officeooo:paragraph-rsid="00087b8c" style:font-style-asian="normal" style:font-weight-asian="bold" style:font-style-complex="normal" style:font-weight-complex="bold"/>
    </style:style>
    <style:style style:name="P25" style:family="paragraph" style:parent-style-name="Standard">
      <style:text-properties style:font-name="Times New Roman" fo:font-style="normal" fo:font-weight="bold" officeooo:rsid="00087b8c" officeooo:paragraph-rsid="0046f27a" style:font-style-asian="normal" style:font-weight-asian="bold" style:font-style-complex="normal" style:font-weight-complex="bold"/>
    </style:style>
    <style:style style:name="P26" style:family="paragraph" style:parent-style-name="Standard">
      <style:text-properties style:font-name="Times New Roman" fo:font-style="normal" officeooo:rsid="000aadb1" officeooo:paragraph-rsid="00339888" style:font-style-asian="normal" style:font-style-complex="normal"/>
    </style:style>
    <style:style style:name="P27" style:family="paragraph" style:parent-style-name="Standard">
      <style:text-properties style:font-name="Times New Roman" fo:font-style="normal" officeooo:rsid="000aadb1" officeooo:paragraph-rsid="000aadb1" style:font-style-asian="normal" style:font-style-complex="normal"/>
    </style:style>
    <style:style style:name="P28" style:family="paragraph" style:parent-style-name="Standard">
      <style:text-properties style:font-name="Times New Roman" fo:font-style="normal" officeooo:rsid="000c4c95" officeooo:paragraph-rsid="000c4c95" style:font-style-asian="normal" style:font-style-complex="normal"/>
    </style:style>
    <style:style style:name="P29" style:family="paragraph" style:parent-style-name="Standard">
      <style:text-properties style:font-name="Times New Roman" fo:font-style="normal" fo:font-weight="normal" officeooo:rsid="002cec03" officeooo:paragraph-rsid="002cec03" style:font-style-asian="normal" style:font-weight-asian="normal" style:font-style-complex="normal" style:font-weight-complex="normal"/>
    </style:style>
    <style:style style:name="P30" style:family="paragraph" style:parent-style-name="Standard">
      <style:text-properties style:font-name="Times New Roman" fo:font-style="normal" fo:font-weight="normal" officeooo:rsid="000d57e4" officeooo:paragraph-rsid="003a00e2" style:font-style-asian="normal" style:font-weight-asian="normal" style:font-style-complex="normal" style:font-weight-complex="normal"/>
    </style:style>
    <style:style style:name="P31" style:family="paragraph" style:parent-style-name="Standard">
      <style:text-properties style:font-name="Times New Roman" officeooo:rsid="000a5f81" officeooo:paragraph-rsid="000a5f81"/>
    </style:style>
    <style:style style:name="P32" style:family="paragraph" style:parent-style-name="Standard">
      <style:text-properties style:font-name="Times New Roman" officeooo:rsid="000a5f81" officeooo:paragraph-rsid="00339888"/>
    </style:style>
    <style:style style:name="P33" style:family="paragraph" style:parent-style-name="Standard">
      <style:text-properties style:font-name="Times New Roman" officeooo:rsid="000aadb1" officeooo:paragraph-rsid="000aadb1"/>
    </style:style>
    <style:style style:name="P34" style:family="paragraph" style:parent-style-name="Standard">
      <style:text-properties style:font-name="Times New Roman" officeooo:rsid="000aadb1" officeooo:paragraph-rsid="003563ce"/>
    </style:style>
    <style:style style:name="P35" style:family="paragraph" style:parent-style-name="Standard">
      <style:text-properties style:font-name="Times New Roman" officeooo:rsid="000aadb1" officeooo:paragraph-rsid="009e8816"/>
    </style:style>
    <style:style style:name="P36" style:family="paragraph" style:parent-style-name="Standard">
      <style:text-properties style:font-name="Times New Roman" officeooo:rsid="000aadb1" officeooo:paragraph-rsid="002cec03"/>
    </style:style>
    <style:style style:name="P37" style:family="paragraph" style:parent-style-name="Standard">
      <style:text-properties style:font-name="Times New Roman" officeooo:rsid="000aadb1" officeooo:paragraph-rsid="00abc817"/>
    </style:style>
    <style:style style:name="P38" style:family="paragraph" style:parent-style-name="Standard">
      <style:text-properties style:font-name="Times New Roman" officeooo:rsid="003876a0" officeooo:paragraph-rsid="003876a0"/>
    </style:style>
    <style:style style:name="P39" style:family="paragraph" style:parent-style-name="Standard">
      <style:text-properties style:font-name="Times New Roman" officeooo:rsid="003876a0" officeooo:paragraph-rsid="00a2d9f0"/>
    </style:style>
    <style:style style:name="P40" style:family="paragraph" style:parent-style-name="Standard">
      <style:text-properties style:font-name="Times New Roman" officeooo:rsid="00323b60" officeooo:paragraph-rsid="004332af"/>
    </style:style>
    <style:style style:name="P41" style:family="paragraph" style:parent-style-name="Standard">
      <style:text-properties style:font-name="Times New Roman" fo:font-weight="bold" officeooo:rsid="0057058f" officeooo:paragraph-rsid="0057058f" style:font-weight-asian="bold" style:font-weight-complex="bold"/>
    </style:style>
    <style:style style:name="P42" style:family="paragraph" style:parent-style-name="Standard">
      <style:text-properties style:font-name="Times New Roman" officeooo:rsid="004b85e7" officeooo:paragraph-rsid="004b85e7"/>
    </style:style>
    <style:style style:name="P43" style:family="paragraph" style:parent-style-name="Standard">
      <style:text-properties style:font-name="Times New Roman" officeooo:rsid="004fb41b" officeooo:paragraph-rsid="004fb41b"/>
    </style:style>
    <style:style style:name="P44" style:family="paragraph" style:parent-style-name="Standard">
      <style:text-properties style:font-name="Times New Roman" officeooo:rsid="0057058f" officeooo:paragraph-rsid="0057058f"/>
    </style:style>
    <style:style style:name="P45" style:family="paragraph" style:parent-style-name="Standard">
      <style:text-properties style:font-name="Times New Roman" officeooo:rsid="0057058f" officeooo:paragraph-rsid="005750d9"/>
    </style:style>
    <style:style style:name="P46" style:family="paragraph" style:parent-style-name="Standard">
      <style:text-properties style:font-name="Times New Roman" officeooo:rsid="0015d654" officeooo:paragraph-rsid="0015d654"/>
    </style:style>
    <style:style style:name="P47" style:family="paragraph" style:parent-style-name="Standard">
      <style:text-properties style:font-name="Times New Roman" officeooo:rsid="000d57e4" officeooo:paragraph-rsid="006c4595"/>
    </style:style>
    <style:style style:name="P48" style:family="paragraph" style:parent-style-name="Standard">
      <style:text-properties style:font-name="Times New Roman" officeooo:rsid="000d57e4" officeooo:paragraph-rsid="003a00e2"/>
    </style:style>
    <style:style style:name="P49" style:family="paragraph" style:parent-style-name="Standard">
      <style:text-properties style:font-name="Times New Roman" officeooo:rsid="00199cf7" officeooo:paragraph-rsid="004332af"/>
    </style:style>
    <style:style style:name="P50" style:family="paragraph" style:parent-style-name="Standard">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officeooo:rsid="0023bf4c" officeooo:paragraph-rsid="003876a0" style:letter-kerning="true" fo:background-color="transparent" style:font-name-asian="ヒラギノ角ゴ Pro W3" style:font-size-asian="12pt" style:font-style-asian="normal" style:font-style-complex="normal" text:display="true"/>
    </style:style>
    <style:style style:name="P51" style:family="paragraph" style:parent-style-name="Standard">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06b32e" officeooo:paragraph-rsid="008722a1" style:letter-kerning="true" fo:background-color="transparent" style:font-name-asian="ヒラギノ角ゴ Pro W3" style:font-size-asian="12pt" style:font-style-asian="normal" style:font-weight-asian="normal" style:font-style-complex="normal" style:font-weight-complex="normal" text:display="true"/>
    </style:style>
    <style:style style:name="P52" style:family="paragraph" style:parent-style-name="Standard">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officeooo:rsid="006d8974" officeooo:paragraph-rsid="00aafbdc" style:letter-kerning="true" fo:background-color="transparent" style:font-name-asian="ヒラギノ角ゴ Pro W3" style:font-size-asian="12pt" style:font-style-asian="normal" style:font-weight-asian="bold" style:font-style-complex="normal" style:font-weight-complex="bold" text:display="true"/>
    </style:style>
    <style:style style:name="P53" style:family="paragraph" style:parent-style-name="Text_20_body">
      <style:paragraph-properties fo:text-align="start" style:justify-single-word="false"/>
      <style:text-properties style:font-name="Times New Roman" fo:font-weight="bold" officeooo:rsid="0066890f" officeooo:paragraph-rsid="0087d68e" style:font-weight-asian="bold" style:font-weight-complex="bold"/>
    </style:style>
    <style:style style:name="P54" style:family="paragraph" style:parent-style-name="Text_20_body">
      <style:paragraph-properties fo:text-align="start" style:justify-single-word="false"/>
      <style:text-properties style:font-name="Times New Roman" fo:font-weight="bold" officeooo:rsid="006e6f2a" officeooo:paragraph-rsid="0087d68e" style:font-weight-asian="bold" style:font-weight-complex="bold"/>
    </style:style>
    <style:style style:name="P55" style:family="paragraph" style:parent-style-name="Text_20_body">
      <style:paragraph-properties fo:text-align="start" style:justify-single-word="false"/>
      <style:text-properties style:font-name="Times New Roman" fo:font-weight="bold" officeooo:rsid="004d6862" officeooo:paragraph-rsid="0087d68e" style:font-weight-asian="bold" style:font-weight-complex="bold"/>
    </style:style>
    <style:style style:name="P56" style:family="paragraph" style:parent-style-name="Text_20_body">
      <style:paragraph-properties fo:text-align="start" style:justify-single-word="false"/>
      <style:text-properties style:font-name="Times New Roman" fo:font-weight="bold" officeooo:rsid="006a4057" officeooo:paragraph-rsid="0087d68e" style:font-weight-asian="bold" style:font-weight-complex="bold"/>
    </style:style>
    <style:style style:name="P57" style:family="paragraph" style:parent-style-name="Text_20_body">
      <style:paragraph-properties fo:text-align="start" style:justify-single-word="false"/>
      <style:text-properties style:font-name="Times New Roman" fo:font-weight="bold" officeooo:rsid="00629645" officeooo:paragraph-rsid="0087d68e" style:font-weight-asian="bold" style:font-weight-complex="bold"/>
    </style:style>
    <style:style style:name="P58" style:family="paragraph" style:parent-style-name="Text_20_body">
      <style:paragraph-properties fo:text-align="start" style:justify-single-word="false"/>
      <style:text-properties style:font-name="Times New Roman" officeooo:rsid="005d86c2" officeooo:paragraph-rsid="0087d68e"/>
    </style:style>
    <style:style style:name="P59"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officeooo:rsid="003876a0" officeooo:paragraph-rsid="003876a0" style:letter-kerning="true" fo:background-color="transparent" style:font-name-asian="ヒラギノ角ゴ Pro W3" style:font-size-asian="12pt" style:font-style-asian="normal" style:font-style-complex="normal" text:display="true" fo:hyphenate="true" fo:hyphenation-remain-char-count="2" fo:hyphenation-push-char-count="2"/>
    </style:style>
    <style:style style:name="P60"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officeooo:rsid="000d57e4" officeooo:paragraph-rsid="003876a0" style:letter-kerning="true" fo:background-color="transparent" style:font-name-asian="ヒラギノ角ゴ Pro W3" style:font-size-asian="12pt" style:font-style-asian="normal" style:font-style-complex="normal" text:display="true" fo:hyphenate="true" fo:hyphenation-remain-char-count="2" fo:hyphenation-push-char-count="2"/>
    </style:style>
    <style:style style:name="P61"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officeooo:rsid="003a00e2" officeooo:paragraph-rsid="003a00e2" style:letter-kerning="true" fo:background-color="transparent" style:font-name-asian="ヒラギノ角ゴ Pro W3" style:font-size-asian="12pt" style:font-style-asian="normal" style:font-style-complex="normal" text:display="true" fo:hyphenate="true" fo:hyphenation-remain-char-count="2" fo:hyphenation-push-char-count="2"/>
    </style:style>
    <style:style style:name="P62"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officeooo:rsid="0094e880" officeooo:paragraph-rsid="00a43d55" style:letter-kerning="true" fo:background-color="transparent" style:font-name-asian="ヒラギノ角ゴ Pro W3" style:font-size-asian="12pt" style:font-style-asian="normal" style:font-weight-asian="bold" style:font-style-complex="normal" style:font-weight-complex="bold" text:display="true" fo:hyphenate="true" fo:hyphenation-remain-char-count="2" fo:hyphenation-push-char-count="2"/>
    </style:style>
    <style:style style:name="P63"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officeooo:rsid="0094e880" officeooo:paragraph-rsid="003e63b3" style:letter-kerning="true" fo:background-color="transparent" style:font-name-asian="ヒラギノ角ゴ Pro W3" style:font-size-asian="12pt" style:font-style-asian="normal" style:font-weight-asian="bold" style:font-style-complex="normal" style:font-weight-complex="bold" text:display="true" fo:hyphenate="true" fo:hyphenation-remain-char-count="2" fo:hyphenation-push-char-count="2"/>
    </style:style>
    <style:style style:name="P64"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officeooo:rsid="003e63b3" officeooo:paragraph-rsid="003e63b3" style:letter-kerning="true" fo:background-color="transparent" style:font-name-asian="ヒラギノ角ゴ Pro W3" style:font-size-asian="12pt" style:font-style-asian="normal" style:font-weight-asian="bold" style:font-style-complex="normal" style:font-weight-complex="bold" text:display="true" fo:hyphenate="true" fo:hyphenation-remain-char-count="2" fo:hyphenation-push-char-count="2"/>
    </style:style>
    <style:style style:name="P65"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13b6b4" officeooo:paragraph-rsid="0013b6b4" style:letter-kerning="true" fo:background-color="transparent" style:font-name-asian="ヒラギノ角ゴ Pro W3" style:font-size-asian="12pt" style:font-style-asian="normal" style:font-weight-asian="normal" style:font-name-complex="Times New Roman" style:font-style-complex="normal" style:font-weight-complex="normal" text:display="true" fo:hyphenate="true" fo:hyphenation-remain-char-count="2" fo:hyphenation-push-char-count="2"/>
    </style:style>
    <style:style style:name="P66"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style:text-underline-style="none" officeooo:rsid="0013b6b4" officeooo:paragraph-rsid="0013b6b4" style:letter-kerning="true" fo:background-color="transparent" style:font-name-asian="ヒラギノ角ゴ Pro W3" style:font-size-asian="12pt" text:display="true" fo:hyphenate="true" fo:hyphenation-remain-char-count="2" fo:hyphenation-push-char-count="2"/>
    </style:style>
    <style:style style:name="P67"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style:font-name="Times New Roman" fo:font-weight="bold" officeooo:rsid="008d97a3" officeooo:paragraph-rsid="009e8816" style:font-weight-asian="bold" style:font-weight-complex="bold" fo:hyphenate="true" fo:hyphenation-remain-char-count="2" fo:hyphenation-push-char-count="2"/>
    </style:style>
    <style:style style:name="P68"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style:font-name="Times New Roman" officeooo:rsid="00106d3e" officeooo:paragraph-rsid="003876a0" fo:hyphenate="true" fo:hyphenation-remain-char-count="2" fo:hyphenation-push-char-count="2"/>
    </style:style>
    <style:style style:name="P69" style:family="paragraph" style:parent-style-name="Body">
      <style:text-properties style:font-name="Times New Roman" officeooo:rsid="0094e880" officeooo:paragraph-rsid="0015d654"/>
    </style:style>
    <style:style style:name="P70" style:family="paragraph" style:parent-style-name="Body">
      <style:text-properties style:font-name="Times New Roman" officeooo:rsid="0094e880" officeooo:paragraph-rsid="00a899a8"/>
    </style:style>
    <style:style style:name="P71" style:family="paragraph" style:parent-style-name="Body">
      <style:text-properties style:font-name="Times New Roman" officeooo:rsid="0094e880" officeooo:paragraph-rsid="00a9823f"/>
    </style:style>
    <style:style style:name="P72" style:family="paragraph" style:parent-style-name="Body">
      <style:text-properties style:font-name="Times New Roman" fo:font-style="normal" officeooo:rsid="001a1b22" officeooo:paragraph-rsid="001a1b22" style:font-style-asian="normal" style:font-style-complex="normal"/>
    </style:style>
    <style:style style:name="P73" style:family="paragraph" style:parent-style-name="Body">
      <style:text-properties style:font-name="Times New Roman" fo:font-style="normal" officeooo:rsid="001c0191" officeooo:paragraph-rsid="00439346" style:font-style-asian="normal" style:font-style-complex="normal"/>
    </style:style>
    <style:style style:name="P74" style:family="paragraph" style:parent-style-name="Body">
      <style:text-properties style:font-name="Times New Roman" fo:font-style="normal" officeooo:rsid="00199cf7" officeooo:paragraph-rsid="004332af" style:font-style-asian="normal" style:font-style-complex="normal"/>
    </style:style>
    <style:style style:name="P75" style:family="paragraph" style:parent-style-name="Body">
      <style:text-properties style:font-name="Times New Roman" fo:font-style="normal" officeooo:rsid="00205d2b" officeooo:paragraph-rsid="00205d2b" style:font-style-asian="normal" style:font-style-complex="normal"/>
    </style:style>
    <style:style style:name="P76" style:family="paragraph" style:parent-style-name="Body">
      <style:text-properties style:font-name="Times New Roman" fo:font-style="normal" officeooo:rsid="00205d2b" officeooo:paragraph-rsid="00aa97fa" style:font-style-asian="normal" style:font-style-complex="normal"/>
    </style:style>
    <style:style style:name="P77" style:family="paragraph" style:parent-style-name="Body">
      <style:text-properties style:font-name="Times New Roman" fo:font-style="normal" officeooo:rsid="00314d88" officeooo:paragraph-rsid="00439346" style:font-style-asian="normal" style:font-style-complex="normal"/>
    </style:style>
    <style:style style:name="P78" style:family="paragraph" style:parent-style-name="Body">
      <style:text-properties style:font-name="Times New Roman" fo:font-style="normal" officeooo:rsid="00314d88" officeooo:paragraph-rsid="00314d88" style:font-style-asian="normal" style:font-style-complex="normal"/>
    </style:style>
    <style:style style:name="P79" style:family="paragraph" style:parent-style-name="Body">
      <style:text-properties style:font-name="Times New Roman" fo:font-style="normal" officeooo:rsid="0022cea9" officeooo:paragraph-rsid="004332af" style:font-style-asian="normal" style:font-style-complex="normal"/>
    </style:style>
    <style:style style:name="P80" style:family="paragraph" style:parent-style-name="Body">
      <style:text-properties style:font-name="Times New Roman" fo:font-style="normal" fo:font-weight="normal" officeooo:rsid="00199cf7" officeooo:paragraph-rsid="004332af" style:font-style-asian="normal" style:font-weight-asian="normal" style:font-style-complex="normal" style:font-weight-complex="normal"/>
    </style:style>
    <style:style style:name="P81" style:family="paragraph" style:parent-style-name="Body">
      <style:text-properties style:font-name="Times New Roman" fo:font-style="normal" fo:font-weight="normal" officeooo:rsid="0094e880" officeooo:paragraph-rsid="0015d654" style:font-style-asian="normal" style:font-weight-asian="normal" style:font-style-complex="normal" style:font-weight-complex="normal"/>
    </style:style>
    <style:style style:name="P82" style:family="paragraph" style:parent-style-name="Body">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0eee0f" officeooo:paragraph-rsid="00439346" style:letter-kerning="true" fo:background-color="transparent" style:font-name-asian="ヒラギノ角ゴ Pro W3" style:font-size-asian="12pt" style:font-style-asian="normal" style:font-weight-asian="normal" style:font-style-complex="normal" style:font-weight-complex="normal" text:display="true"/>
    </style:style>
    <style:style style:name="P83" style:family="paragraph" style:parent-style-name="Title">
      <style:paragraph-properties fo:text-align="start" style:justify-single-word="false"/>
      <style:text-properties style:font-name="Times New Roman" officeooo:rsid="0025d30d" officeooo:paragraph-rsid="00924d42"/>
    </style:style>
    <style:style style:name="P84" style:family="paragraph" style:parent-style-name="Standard">
      <style:text-properties style:font-name="Times New Roman" fo:font-style="normal" fo:font-weight="normal" officeooo:rsid="006d8974" officeooo:paragraph-rsid="009e8816" style:font-style-asian="normal" style:font-weight-asian="normal" style:font-style-complex="normal" style:font-weight-complex="normal"/>
    </style:style>
    <style:style style:name="P85" style:family="paragraph" style:parent-style-name="Standard">
      <style:text-properties style:font-name="Times New Roman" officeooo:rsid="000aadb1" officeooo:paragraph-rsid="003876a0"/>
    </style:style>
    <style:style style:name="P86" style:family="paragraph" style:parent-style-name="Standard">
      <style:text-properties style:font-name="Times New Roman" officeooo:rsid="0057058f" officeooo:paragraph-rsid="005750d9"/>
    </style:style>
    <style:style style:name="P87" style:family="paragraph" style:parent-style-name="Standard">
      <style:text-properties style:font-name="Times New Roman" officeooo:paragraph-rsid="005750d9"/>
    </style:style>
    <style:style style:name="P88" style:family="paragraph" style:parent-style-name="Standard">
      <style:text-properties style:font-name="Times New Roman" fo:font-style="normal" officeooo:rsid="000aadb1" officeooo:paragraph-rsid="000aadb1" style:font-style-asian="normal" style:font-style-complex="normal"/>
    </style:style>
    <style:style style:name="P89" style:family="paragraph" style:parent-style-name="Text_20_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style:font-name="Times New Roman" officeooo:rsid="00699537" officeooo:paragraph-rsid="008b4069" fo:hyphenate="true" fo:hyphenation-remain-char-count="2" fo:hyphenation-push-char-count="2"/>
    </style:style>
    <style:style style:name="P90" style:family="paragraph" style:parent-style-name="Text_20_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style:font-name="Times New Roman" fo:font-style="normal" officeooo:rsid="00b2f65f" officeooo:paragraph-rsid="00b2f65f" style:font-style-asian="normal" style:font-style-complex="normal" fo:hyphenate="true" fo:hyphenation-remain-char-count="2" fo:hyphenation-push-char-count="2"/>
    </style:style>
    <style:style style:name="P91" style:family="paragraph" style:parent-style-name="Text_20_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style:font-name="Times New Roman" fo:font-style="normal" fo:font-weight="bold" officeooo:rsid="00b2f65f" officeooo:paragraph-rsid="00b2f65f" style:font-style-asian="normal" style:font-weight-asian="bold" style:font-style-complex="normal" style:font-weight-complex="bold" fo:hyphenate="true" fo:hyphenation-remain-char-count="2" fo:hyphenation-push-char-count="2"/>
    </style:style>
    <style:style style:name="P92" style:family="paragraph" style:parent-style-name="Text_20_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style:font-name="Times New Roman" fo:font-style="normal" officeooo:rsid="00b2f65f" officeooo:paragraph-rsid="008b4069" style:font-style-asian="normal" style:font-style-complex="normal" fo:hyphenate="true" fo:hyphenation-remain-char-count="2" fo:hyphenation-push-char-count="2"/>
    </style:style>
    <style:style style:name="P93" style:family="paragraph" style:parent-style-name="Text_20_body">
      <style:text-properties fo:font-weight="normal" officeooo:rsid="00ad6e94" officeooo:paragraph-rsid="00ad6e94" style:font-weight-asian="normal" style:font-weight-complex="normal"/>
    </style:style>
    <style:style style:name="P94" style:family="paragraph" style:parent-style-name="Text_20_body">
      <style:text-properties fo:font-weight="normal" officeooo:rsid="00aeb557" officeooo:paragraph-rsid="00aeb557" style:font-weight-asian="normal" style:font-weight-complex="normal"/>
    </style:style>
    <style:style style:name="P95"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style:font-name="Times New Roman" officeooo:rsid="00a60888" officeooo:paragraph-rsid="0013b6b4" fo:hyphenate="true" fo:hyphenation-remain-char-count="2" fo:hyphenation-push-char-count="2"/>
    </style:style>
    <style:style style:name="P96" style:family="paragraph" style:parent-style-name="Footnote">
      <style:text-properties officeooo:rsid="00aeb557" officeooo:paragraph-rsid="00aeb557"/>
    </style:style>
    <style:style style:name="P97" style:family="paragraph" style:parent-style-name="Heading_20_1">
      <style:text-properties style:font-name="Times New Roman"/>
    </style:style>
    <style:style style:name="P98" style:family="paragraph" style:parent-style-name="Heading_20_1">
      <style:text-properties style:font-name="Times New Roman" officeooo:rsid="00a60888" officeooo:paragraph-rsid="00ad6e94"/>
    </style:style>
    <style:style style:name="P99" style:family="paragraph" style:parent-style-name="Heading_20_1">
      <style:text-properties style:font-name="Times New Roman" fo:font-style="normal" fo:font-weight="bold" style:font-style-asian="normal" style:font-weight-asian="bold" style:font-style-complex="normal" style:font-weight-complex="bold"/>
    </style:style>
    <style:style style:name="P100" style:family="paragraph" style:parent-style-name="Heading_20_1">
      <style:text-properties style:font-name="Times New Roman" officeooo:rsid="00b4c41b" officeooo:paragraph-rsid="00b4c41b"/>
    </style:style>
    <style:style style:name="P101" style:family="paragraph" style:parent-style-name="Title">
      <style:text-properties style:font-name="Times New Roman" officeooo:rsid="003a00e2" officeooo:paragraph-rsid="003a00e2"/>
    </style:style>
    <style:style style:name="P102" style:family="paragraph" style:parent-style-name="Title">
      <style:paragraph-properties fo:text-align="start" style:justify-single-word="false"/>
      <style:text-properties style:font-name="Times New Roman" officeooo:rsid="0025d30d" officeooo:paragraph-rsid="00b5c7ee"/>
    </style:style>
    <style:style style:name="P103" style:family="paragraph" style:parent-style-name="Title">
      <style:paragraph-properties fo:break-before="page"/>
      <style:text-properties style:font-name="Times New Roman"/>
    </style:style>
    <style:style style:name="P104" style:family="paragraph" style:parent-style-name="Title">
      <style:paragraph-properties fo:break-before="page"/>
      <style:text-properties style:font-name="Times New Roman" officeooo:rsid="003a00e2" officeooo:paragraph-rsid="003a00e2"/>
    </style:style>
    <style:style style:name="T1" style:family="text">
      <style:text-properties fo:font-style="italic" style:font-style-asian="italic" style:font-style-complex="italic"/>
    </style:style>
    <style:style style:name="T2" style:family="text">
      <style:text-properties fo:font-style="italic" officeooo:rsid="000c4c95" style:font-style-asian="italic" style:font-style-complex="italic"/>
    </style:style>
    <style:style style:name="T3" style:family="text">
      <style:text-properties fo:font-style="italic" officeooo:rsid="002b9237" style:font-style-asian="italic" style:font-style-complex="italic"/>
    </style:style>
    <style:style style:name="T4" style:family="text">
      <style:text-properties fo:font-style="italic" officeooo:rsid="003563ce" style:font-style-asian="italic" style:font-style-complex="italic"/>
    </style:style>
    <style:style style:name="T5" style:family="text">
      <style:text-properties fo:font-style="italic" officeooo:rsid="003876a0" style:font-style-asian="italic" style:font-style-complex="italic"/>
    </style:style>
    <style:style style:name="T6" style:family="text">
      <style:text-properties fo:font-style="italic" officeooo:rsid="0046f27a" style:font-style-asian="italic" style:font-style-complex="italic"/>
    </style:style>
    <style:style style:name="T7" style:family="text">
      <style:text-properties fo:font-style="italic" officeooo:rsid="00518711" style:font-style-asian="italic" style:font-style-complex="italic"/>
    </style:style>
    <style:style style:name="T8" style:family="text">
      <style:text-properties fo:font-style="italic" officeooo:rsid="00950ec0" style:font-style-asian="italic" style:font-style-complex="italic"/>
    </style:style>
    <style:style style:name="T9" style:family="text">
      <style:text-properties fo:font-style="italic" officeooo:rsid="009dc897" style:font-style-asian="italic" style:font-style-complex="italic"/>
    </style:style>
    <style:style style:name="T10" style:family="text">
      <style:text-properties fo:font-style="italic" officeooo:rsid="009f842c" style:font-style-asian="italic" style:font-style-complex="italic"/>
    </style:style>
    <style:style style:name="T11" style:family="text">
      <style:text-properties fo:font-style="italic" officeooo:rsid="00a43d55"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1caca8" style:font-style-asian="italic" style:font-weight-asian="normal" style:font-style-complex="italic" style:font-weight-complex="normal"/>
    </style:style>
    <style:style style:name="T14" style:family="text">
      <style:text-properties fo:font-style="italic" fo:font-weight="normal" officeooo:rsid="00232933" style:font-style-asian="italic" style:font-weight-asian="normal" style:font-style-complex="italic" style:font-weight-complex="normal"/>
    </style:style>
    <style:style style:name="T15" style:family="text">
      <style:text-properties fo:font-style="italic" fo:font-weight="normal" officeooo:rsid="004332af" style:font-style-asian="italic" style:font-weight-asian="normal" style:font-style-complex="italic" style:font-weight-complex="normal"/>
    </style:style>
    <style:style style:name="T16" style:family="text">
      <style:text-properties fo:font-style="italic" fo:font-weight="normal" officeooo:rsid="008b4069" style:font-style-asian="italic" style:font-weight-asian="normal" style:font-style-complex="italic" style:font-weight-complex="normal"/>
    </style:style>
    <style:style style:name="T17" style:family="text">
      <style:text-properties fo:font-style="italic" fo:font-weight="normal" officeooo:rsid="008beb6f" style:font-style-asian="italic" style:font-weight-asian="normal" style:font-style-complex="italic" style:font-weight-complex="normal"/>
    </style:style>
    <style:style style:name="T18" style:family="text">
      <style:text-properties fo:font-style="italic" fo:font-weight="normal" officeooo:rsid="009eb9e2" style:font-style-asian="italic" style:font-weight-asian="normal" style:font-style-complex="italic" style:font-weight-complex="normal"/>
    </style:style>
    <style:style style:name="T19" style:family="text">
      <style:text-properties fo:font-style="italic" fo:font-weight="normal" style:font-style-asian="italic" style:font-weight-asian="normal" style:font-name-complex="Times New Roman" style:font-style-complex="italic" style:font-weight-complex="normal"/>
    </style:style>
    <style:style style:name="T20" style:family="text">
      <style:text-properties fo:font-style="italic" fo:font-weight="normal" officeooo:rsid="000c4c95" style:font-style-asian="italic" style:font-weight-asian="normal" style:font-name-complex="Times New Roman" style:font-style-complex="italic" style:font-weight-complex="normal"/>
    </style:style>
    <style:style style:name="T21" style:family="text">
      <style:text-properties fo:font-style="italic" fo:font-weight="normal" officeooo:rsid="00a5410a" style:font-style-asian="italic" style:font-weight-asian="normal" style:font-name-complex="Times New Roman"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0a5f81" style:font-style-asian="normal" style:font-style-complex="normal"/>
    </style:style>
    <style:style style:name="T24" style:family="text">
      <style:text-properties fo:font-style="normal" officeooo:rsid="000aadb1" style:font-style-asian="normal" style:font-style-complex="normal"/>
    </style:style>
    <style:style style:name="T25" style:family="text">
      <style:text-properties fo:font-style="normal" officeooo:rsid="000c4c95" style:font-style-asian="normal" style:font-style-complex="normal"/>
    </style:style>
    <style:style style:name="T26" style:family="text">
      <style:text-properties fo:font-style="normal" officeooo:rsid="00275b65" style:font-style-asian="normal" style:font-style-complex="normal"/>
    </style:style>
    <style:style style:name="T27" style:family="text">
      <style:text-properties fo:font-style="normal" officeooo:rsid="00287b76" style:font-style-asian="normal" style:font-style-complex="normal"/>
    </style:style>
    <style:style style:name="T28" style:family="text">
      <style:text-properties fo:font-style="normal" officeooo:rsid="0028f598" style:font-style-asian="normal" style:font-style-complex="normal"/>
    </style:style>
    <style:style style:name="T29" style:family="text">
      <style:text-properties fo:font-style="normal" officeooo:rsid="002a8415" style:font-style-asian="normal" style:font-style-complex="normal"/>
    </style:style>
    <style:style style:name="T30" style:family="text">
      <style:text-properties fo:font-style="normal" officeooo:rsid="002b9237" style:font-style-asian="normal" style:font-style-complex="normal"/>
    </style:style>
    <style:style style:name="T31" style:family="text">
      <style:text-properties fo:font-style="normal" officeooo:rsid="002cac65" style:font-style-asian="normal" style:font-style-complex="normal"/>
    </style:style>
    <style:style style:name="T32" style:family="text">
      <style:text-properties fo:font-style="normal" officeooo:rsid="00119541" style:font-style-asian="normal" style:font-style-complex="normal"/>
    </style:style>
    <style:style style:name="T33" style:family="text">
      <style:text-properties fo:font-style="normal" officeooo:rsid="00339888" style:font-style-asian="normal" style:font-style-complex="normal"/>
    </style:style>
    <style:style style:name="T34" style:family="text">
      <style:text-properties fo:font-style="normal" officeooo:rsid="003563ce" style:font-style-asian="normal" style:font-style-complex="normal"/>
    </style:style>
    <style:style style:name="T35" style:family="text">
      <style:text-properties fo:font-style="normal" officeooo:rsid="0036c76b" style:font-style-asian="normal" style:font-style-complex="normal"/>
    </style:style>
    <style:style style:name="T36" style:family="text">
      <style:text-properties fo:font-style="normal" officeooo:rsid="004332af" style:font-style-asian="normal" style:font-style-complex="normal"/>
    </style:style>
    <style:style style:name="T37" style:family="text">
      <style:text-properties fo:font-style="normal" officeooo:rsid="0046f27a" style:font-style-asian="normal" style:font-style-complex="normal"/>
    </style:style>
    <style:style style:name="T38" style:family="text">
      <style:text-properties fo:font-style="normal" officeooo:rsid="0048aedf" style:font-style-asian="normal" style:font-style-complex="normal"/>
    </style:style>
    <style:style style:name="T39" style:family="text">
      <style:text-properties fo:font-style="normal" officeooo:rsid="004a54be" style:font-style-asian="normal" style:font-style-complex="normal"/>
    </style:style>
    <style:style style:name="T40" style:family="text">
      <style:text-properties fo:font-style="normal" officeooo:rsid="00518711" style:font-style-asian="normal" style:font-style-complex="normal"/>
    </style:style>
    <style:style style:name="T41" style:family="text">
      <style:text-properties fo:font-style="normal" officeooo:rsid="00525d63" style:font-style-asian="normal" style:font-style-complex="normal"/>
    </style:style>
    <style:style style:name="T42" style:family="text">
      <style:text-properties fo:font-style="normal" officeooo:rsid="005401c7" style:font-style-asian="normal" style:font-style-complex="normal"/>
    </style:style>
    <style:style style:name="T43" style:family="text">
      <style:text-properties fo:font-style="normal" officeooo:rsid="00558ad7" style:font-style-asian="normal" style:font-style-complex="normal"/>
    </style:style>
    <style:style style:name="T44" style:family="text">
      <style:text-properties fo:font-style="normal" officeooo:rsid="0060a0ae" style:font-style-asian="normal" style:font-style-complex="normal"/>
    </style:style>
    <style:style style:name="T45" style:family="text">
      <style:text-properties fo:font-style="normal" officeooo:rsid="00608e17" style:font-style-asian="normal" style:font-style-complex="normal"/>
    </style:style>
    <style:style style:name="T46" style:family="text">
      <style:text-properties fo:font-style="normal" officeooo:rsid="0077e345" style:font-style-asian="normal" style:font-style-complex="normal"/>
    </style:style>
    <style:style style:name="T47" style:family="text">
      <style:text-properties fo:font-style="normal" officeooo:rsid="007938de" style:font-style-asian="normal" style:font-style-complex="normal"/>
    </style:style>
    <style:style style:name="T48" style:family="text">
      <style:text-properties fo:font-style="normal" officeooo:rsid="007feeac" style:font-style-asian="normal" style:font-style-complex="normal"/>
    </style:style>
    <style:style style:name="T49" style:family="text">
      <style:text-properties fo:font-style="normal" officeooo:rsid="00829591" style:font-style-asian="normal" style:font-style-complex="normal"/>
    </style:style>
    <style:style style:name="T50" style:family="text">
      <style:text-properties fo:font-style="normal" officeooo:rsid="00838b85" style:font-style-asian="normal" style:font-style-complex="normal"/>
    </style:style>
    <style:style style:name="T51" style:family="text">
      <style:text-properties fo:font-style="normal" officeooo:rsid="0083a80d" style:font-style-asian="normal" style:font-style-complex="normal"/>
    </style:style>
    <style:style style:name="T52" style:family="text">
      <style:text-properties fo:font-style="normal" officeooo:rsid="0084bb35" style:font-style-asian="normal" style:font-style-complex="normal"/>
    </style:style>
    <style:style style:name="T53" style:family="text">
      <style:text-properties fo:font-style="normal" officeooo:rsid="0086afbc" style:font-style-asian="normal" style:font-style-complex="normal"/>
    </style:style>
    <style:style style:name="T54" style:family="text">
      <style:text-properties fo:font-style="normal" officeooo:rsid="00962379" style:font-style-asian="normal" style:font-style-complex="normal"/>
    </style:style>
    <style:style style:name="T55" style:family="text">
      <style:text-properties fo:font-style="normal" officeooo:rsid="0096aa5b" style:font-style-asian="normal" style:font-style-complex="normal"/>
    </style:style>
    <style:style style:name="T56" style:family="text">
      <style:text-properties fo:font-style="normal" officeooo:rsid="009dc897" style:font-style-asian="normal" style:font-style-complex="normal"/>
    </style:style>
    <style:style style:name="T57" style:family="text">
      <style:text-properties fo:font-style="normal" officeooo:rsid="009e8816" style:font-style-asian="normal" style:font-style-complex="normal"/>
    </style:style>
    <style:style style:name="T58" style:family="text">
      <style:text-properties fo:font-style="normal" officeooo:rsid="009f842c" style:font-style-asian="normal" style:font-style-complex="normal"/>
    </style:style>
    <style:style style:name="T59" style:family="text">
      <style:text-properties fo:font-style="normal" officeooo:rsid="00a43d55" style:font-style-asian="normal" style:font-style-complex="normal"/>
    </style:style>
    <style:style style:name="T60" style:family="text">
      <style:text-properties fo:font-style="normal" officeooo:rsid="00a60888" style:font-style-asian="normal" style:font-style-complex="normal"/>
    </style:style>
    <style:style style:name="T61" style:family="text">
      <style:text-properties fo:font-style="normal" officeooo:rsid="00a798a0" style:font-style-asian="normal" style:font-style-complex="normal"/>
    </style:style>
    <style:style style:name="T62" style:family="text">
      <style:text-properties fo:font-style="normal" officeooo:rsid="001c0191" style:font-style-asian="normal" style:font-style-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font-style="normal" fo:font-weight="bold" officeooo:rsid="00339888" style:font-style-asian="normal" style:font-weight-asian="bold" style:font-style-complex="normal" style:font-weight-complex="bold"/>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15d654" style:font-style-asian="normal" style:font-weight-asian="normal" style:font-style-complex="normal" style:font-weight-complex="normal"/>
    </style:style>
    <style:style style:name="T67" style:family="text">
      <style:text-properties fo:font-style="normal" fo:font-weight="normal" officeooo:rsid="0095deb0" style:font-style-asian="normal" style:font-weight-asian="normal" style:font-style-complex="normal" style:font-weight-complex="normal"/>
    </style:style>
    <style:style style:name="T68" style:family="text">
      <style:text-properties fo:font-style="normal" fo:font-weight="normal" officeooo:rsid="0017ee2b" style:font-style-asian="normal" style:font-weight-asian="normal" style:font-style-complex="normal" style:font-weight-complex="normal"/>
    </style:style>
    <style:style style:name="T69" style:family="text">
      <style:text-properties fo:font-style="normal" fo:font-weight="normal" officeooo:rsid="004332af" style:font-style-asian="normal" style:font-weight-asian="normal" style:font-style-complex="normal" style:font-weight-complex="normal"/>
    </style:style>
    <style:style style:name="T70" style:family="text">
      <style:text-properties fo:font-style="normal" fo:font-weight="normal" officeooo:rsid="00608e17" style:font-style-asian="normal" style:font-weight-asian="normal" style:font-style-complex="normal" style:font-weight-complex="normal"/>
    </style:style>
    <style:style style:name="T71" style:family="text">
      <style:text-properties fo:font-style="normal" fo:font-weight="normal" officeooo:rsid="0060a0ae" style:font-style-asian="normal" style:font-weight-asian="normal" style:font-style-complex="normal" style:font-weight-complex="normal"/>
    </style:style>
    <style:style style:name="T72" style:family="text">
      <style:text-properties fo:font-style="normal" fo:font-weight="normal" officeooo:rsid="005eb897" style:font-style-asian="normal" style:font-weight-asian="normal" style:font-style-complex="normal" style:font-weight-complex="normal"/>
    </style:style>
    <style:style style:name="T73" style:family="text">
      <style:text-properties fo:font-style="normal" fo:font-weight="normal" officeooo:rsid="00629645" style:font-style-asian="normal" style:font-weight-asian="normal" style:font-style-complex="normal" style:font-weight-complex="normal"/>
    </style:style>
    <style:style style:name="T74" style:family="text">
      <style:text-properties fo:font-style="normal" fo:font-weight="normal" officeooo:rsid="00644a7b" style:font-style-asian="normal" style:font-weight-asian="normal" style:font-style-complex="normal" style:font-weight-complex="normal"/>
    </style:style>
    <style:style style:name="T75" style:family="text">
      <style:text-properties fo:font-style="normal" fo:font-weight="normal" officeooo:rsid="0065ae0f" style:font-style-asian="normal" style:font-weight-asian="normal" style:font-style-complex="normal" style:font-weight-complex="normal"/>
    </style:style>
    <style:style style:name="T76" style:family="text">
      <style:text-properties fo:font-style="normal" fo:font-weight="normal" officeooo:rsid="000c4c95" style:font-style-asian="normal" style:font-weight-asian="normal" style:font-style-complex="normal" style:font-weight-complex="normal"/>
    </style:style>
    <style:style style:name="T77" style:family="text">
      <style:text-properties fo:font-style="normal" fo:font-weight="normal" officeooo:rsid="006d8974" style:font-style-asian="normal" style:font-weight-asian="normal" style:font-style-complex="normal" style:font-weight-complex="normal"/>
    </style:style>
    <style:style style:name="T78" style:family="text">
      <style:text-properties fo:font-style="normal" fo:font-weight="normal" officeooo:rsid="009e8816" style:font-style-asian="normal" style:font-weight-asian="normal" style:font-style-complex="normal" style:font-weight-complex="normal"/>
    </style:style>
    <style:style style:name="T79" style:family="text">
      <style:text-properties fo:font-style="normal" fo:font-weight="normal" officeooo:rsid="00a899a8" style:font-style-asian="normal" style:font-weight-asian="normal" style:font-style-complex="normal" style:font-weight-complex="normal"/>
    </style:style>
    <style:style style:name="T80" style:family="text">
      <style:text-properties fo:font-style="normal" fo:font-weight="normal" officeooo:rsid="00a9823f" style:font-style-asian="normal" style:font-weight-asian="normal" style:font-style-complex="normal" style:font-weight-complex="normal"/>
    </style:style>
    <style:style style:name="T81" style:family="text">
      <style:text-properties fo:font-style="normal" fo:font-weight="normal" style:font-style-asian="normal" style:font-weight-asian="normal" style:font-name-complex="Times New Roman" style:font-style-complex="normal" style:font-weight-complex="normal"/>
    </style:style>
    <style:style style:name="T82" style:family="text">
      <style:text-properties fo:font-style="normal" fo:font-weight="normal" officeooo:rsid="00424a01" style:font-style-asian="normal" style:font-weight-asian="normal" style:font-name-complex="Times New Roman" style:font-style-complex="normal" style:font-weight-complex="normal"/>
    </style:style>
    <style:style style:name="T83" style:family="text">
      <style:text-properties fo:font-style="normal" fo:font-weight="normal" officeooo:rsid="00a60888" style:font-style-asian="normal" style:font-weight-asian="normal" style:font-name-complex="Times New Roman" style:font-style-complex="normal" style:font-weight-complex="normal"/>
    </style:style>
    <style:style style:name="T84" style:family="text">
      <style:text-properties fo:font-weight="normal" style:font-weight-asian="normal" style:font-name-complex="Times New Roman" style:font-weight-complex="normal"/>
    </style:style>
    <style:style style:name="T85" style:family="text">
      <style:text-properties fo:font-weight="normal" officeooo:rsid="0015d654" style:font-weight-asian="normal" style:font-name-complex="Times New Roman" style:font-weight-complex="normal"/>
    </style:style>
    <style:style style:name="T86" style:family="text">
      <style:text-properties fo:font-weight="normal" officeooo:rsid="000c4c95" style:font-weight-asian="normal" style:font-name-complex="Times New Roman" style:font-weight-complex="normal"/>
    </style:style>
    <style:style style:name="T87" style:family="text">
      <style:text-properties fo:font-weight="normal" officeooo:rsid="00127c7a" style:font-weight-asian="normal" style:font-name-complex="Times New Roman" style:font-weight-complex="normal"/>
    </style:style>
    <style:style style:name="T88" style:family="text">
      <style:text-properties fo:font-weight="normal" officeooo:rsid="003876a0" style:font-weight-asian="normal" style:font-name-complex="Times New Roman" style:font-weight-complex="normal"/>
    </style:style>
    <style:style style:name="T89" style:family="text">
      <style:text-properties fo:font-weight="normal" officeooo:rsid="003b058e" style:font-weight-asian="normal" style:font-name-complex="Times New Roman" style:font-weight-complex="normal"/>
    </style:style>
    <style:style style:name="T90" style:family="text">
      <style:text-properties fo:font-weight="normal" officeooo:rsid="003e63b3" style:font-weight-asian="normal" style:font-name-complex="Times New Roman" style:font-weight-complex="normal"/>
    </style:style>
    <style:style style:name="T91" style:family="text">
      <style:text-properties fo:font-weight="normal" officeooo:rsid="0086afbc" style:font-weight-asian="normal" style:font-name-complex="Times New Roman" style:font-weight-complex="normal"/>
    </style:style>
    <style:style style:name="T92" style:family="text">
      <style:text-properties fo:font-weight="normal" officeooo:rsid="009eb9e2" style:font-weight-asian="normal" style:font-name-complex="Times New Roman" style:font-weight-complex="normal"/>
    </style:style>
    <style:style style:name="T93" style:family="text">
      <style:text-properties fo:font-weight="normal" officeooo:rsid="00a2d9f0" style:font-weight-asian="normal" style:font-name-complex="Times New Roman" style:font-weight-complex="normal"/>
    </style:style>
    <style:style style:name="T94" style:family="text">
      <style:text-properties fo:font-weight="normal" officeooo:rsid="00a3f18d" style:font-weight-asian="normal" style:font-name-complex="Times New Roman" style:font-weight-complex="normal"/>
    </style:style>
    <style:style style:name="T95" style:family="text">
      <style:text-properties fo:font-weight="normal" officeooo:rsid="00a43d55" style:font-weight-asian="normal" style:font-name-complex="Times New Roman" style:font-weight-complex="normal"/>
    </style:style>
    <style:style style:name="T96" style:family="text">
      <style:text-properties fo:font-weight="normal" style:font-weight-asian="normal" style:font-weight-complex="normal"/>
    </style:style>
    <style:style style:name="T97" style:family="text">
      <style:text-properties fo:font-weight="normal" officeooo:rsid="00678667" style:font-weight-asian="normal" style:font-weight-complex="normal"/>
    </style:style>
    <style:style style:name="T98" style:family="text">
      <style:text-properties fo:font-weight="normal" officeooo:rsid="0067b69d" style:font-weight-asian="normal" style:font-weight-complex="normal"/>
    </style:style>
    <style:style style:name="T99" style:family="text">
      <style:text-properties fo:font-weight="normal" officeooo:rsid="0069711f" style:font-weight-asian="normal" style:font-weight-complex="normal"/>
    </style:style>
    <style:style style:name="T100" style:family="text">
      <style:text-properties fo:font-weight="normal" officeooo:rsid="006a69c0" style:font-weight-asian="normal" style:font-weight-complex="normal"/>
    </style:style>
    <style:style style:name="T101" style:family="text">
      <style:text-properties fo:font-weight="normal" officeooo:rsid="006be481" style:font-weight-asian="normal" style:font-weight-complex="normal"/>
    </style:style>
    <style:style style:name="T102" style:family="text">
      <style:text-properties fo:font-weight="normal" officeooo:rsid="006dd90e" style:font-weight-asian="normal" style:font-weight-complex="normal"/>
    </style:style>
    <style:style style:name="T103" style:family="text">
      <style:text-properties fo:font-weight="normal" officeooo:rsid="006e6f2a" style:font-weight-asian="normal" style:font-weight-complex="normal"/>
    </style:style>
    <style:style style:name="T104" style:family="text">
      <style:text-properties fo:font-weight="normal" officeooo:rsid="006efbb9" style:font-weight-asian="normal" style:font-weight-complex="normal"/>
    </style:style>
    <style:style style:name="T105" style:family="text">
      <style:text-properties fo:font-weight="normal" officeooo:rsid="0070262e" style:font-weight-asian="normal" style:font-weight-complex="normal"/>
    </style:style>
    <style:style style:name="T106" style:family="text">
      <style:text-properties fo:font-weight="normal" officeooo:rsid="007185ab" style:font-weight-asian="normal" style:font-weight-complex="normal"/>
    </style:style>
    <style:style style:name="T107" style:family="text">
      <style:text-properties fo:font-weight="normal" officeooo:rsid="00733c63" style:font-weight-asian="normal" style:font-weight-complex="normal"/>
    </style:style>
    <style:style style:name="T108" style:family="text">
      <style:text-properties fo:font-weight="normal" officeooo:rsid="00749d72" style:font-weight-asian="normal" style:font-weight-complex="normal"/>
    </style:style>
    <style:style style:name="T109" style:family="text">
      <style:text-properties fo:font-weight="normal" officeooo:rsid="007511f7" style:font-weight-asian="normal" style:font-weight-complex="normal"/>
    </style:style>
    <style:style style:name="T110" style:family="text">
      <style:text-properties fo:font-weight="normal" officeooo:rsid="0075ba7f" style:font-weight-asian="normal" style:font-weight-complex="normal"/>
    </style:style>
    <style:style style:name="T111" style:family="text">
      <style:text-properties fo:font-weight="normal" officeooo:rsid="0076aea4" style:font-weight-asian="normal" style:font-weight-complex="normal"/>
    </style:style>
    <style:style style:name="T112" style:family="text">
      <style:text-properties fo:font-variant="normal" fo:text-transform="none" fo:color="#000000" style:text-outline="false" style:text-line-through-style="none" style:text-line-through-type="none" style:text-position="0% 100%" fo:font-size="12pt" fo:letter-spacing="normal" fo:language="en" fo:country="US" fo:font-style="normal" style:text-underline-style="none" officeooo:rsid="0023bf4c" style:letter-kerning="true" fo:background-color="transparent" loext:char-shading-value="0" style:font-name-asian="ヒラギノ角ゴ Pro W3" style:font-size-asian="12pt" style:font-style-asian="normal" style:font-style-complex="normal" text:display="true"/>
    </style:style>
    <style:style style:name="T113" style:family="text">
      <style:text-properties fo:font-variant="normal" fo:text-transform="none" fo:color="#000000" style:text-outline="false" style:text-line-through-style="none" style:text-line-through-type="none" style:text-position="0% 100%" fo:font-size="12pt" fo:letter-spacing="normal" fo:language="en" fo:country="US" style:text-underline-style="none" style:letter-kerning="true" fo:background-color="transparent" loext:char-shading-value="0" style:font-name-asian="ヒラギノ角ゴ Pro W3" style:font-size-asian="12pt" text:display="true"/>
    </style:style>
    <style:style style:name="T114" style:family="text">
      <style:text-properties fo:font-variant="normal" fo:text-transform="none" fo:color="#000000" style:text-outline="false" style:text-line-through-style="none" style:text-line-through-type="none" style:text-position="0% 100%" fo:font-size="12pt" fo:letter-spacing="normal" fo:language="en" fo:country="US" style:text-underline-style="none" officeooo:rsid="0023bf4c" style:letter-kerning="true" fo:background-color="transparent" loext:char-shading-value="0" style:font-name-asian="ヒラギノ角ゴ Pro W3" style:font-size-asian="12pt" text:display="true"/>
    </style:style>
    <style:style style:name="T115" style:family="text">
      <style:text-properties fo:font-variant="normal" fo:text-transform="none" fo:color="#000000" style:text-outline="false" style:text-line-through-style="none" style:text-line-through-type="none" style:text-position="0% 100%" fo:font-size="12pt" fo:letter-spacing="normal" fo:language="en" fo:country="US" style:text-underline-style="none" officeooo:rsid="000eee0f" style:letter-kerning="true" fo:background-color="transparent" loext:char-shading-value="0" style:font-name-asian="ヒラギノ角ゴ Pro W3" style:font-size-asian="12pt" text:display="true"/>
    </style:style>
    <style:style style:name="T116" style:family="text">
      <style:text-properties fo:font-variant="normal" fo:text-transform="none" fo:color="#000000" style:text-outline="false" style:text-line-through-style="none" style:text-line-through-type="none" style:text-position="0% 100%" fo:font-size="12pt" fo:letter-spacing="normal" fo:language="en" fo:country="US" fo:font-style="italic" style:text-underline-style="none" officeooo:rsid="000d57e4" fo:background-color="#ffffff" loext:char-shading-value="0" style:font-name-asian="ヒラギノ角ゴ Pro W31" style:font-size-asian="12pt" style:font-style-asian="italic" style:font-name-complex="Times New Roman Bold" style:font-style-complex="italic" text:display="true"/>
    </style:style>
    <style:style style:name="T117" style:family="text">
      <style:text-properties fo:font-variant="normal" fo:text-transform="none" fo:color="#000000" style:text-outline="false" style:text-line-through-style="none" style:text-line-through-type="none" style:text-position="0% 100%" fo:font-size="12pt" fo:letter-spacing="normal" fo:language="en" fo:country="US" fo:font-style="italic" style:text-underline-style="none" fo:font-weight="normal" officeooo:rsid="000d57e4" fo:background-color="#ffffff" loext:char-shading-value="0" style:font-name-asian="ヒラギノ角ゴ Pro W31" style:font-size-asian="12pt" style:font-style-asian="italic" style:font-weight-asian="normal" style:font-name-complex="Times New Roman Bold" style:font-style-complex="italic" style:font-weight-complex="normal" text:display="true"/>
    </style:style>
    <style:style style:name="T118" style:family="text">
      <style:text-properties fo:font-variant="normal" fo:text-transform="none" fo:color="#000000" style:text-outline="false" style:text-line-through-style="none" style:text-line-through-type="none" style:text-position="0% 100%" fo:font-size="12pt" fo:letter-spacing="normal" fo:language="en" fo:country="US" fo:font-style="italic" style:text-underline-style="none" fo:font-weight="normal" officeooo:rsid="009e8816" fo:background-color="#ffffff" loext:char-shading-value="0" style:font-name-asian="ヒラギノ角ゴ Pro W31" style:font-size-asian="12pt" style:font-style-asian="italic" style:font-weight-asian="normal" style:font-name-complex="Times New Roman Bold" style:font-style-complex="italic" style:font-weight-complex="normal" text:display="true"/>
    </style:style>
    <style:style style:name="T119" style:family="text">
      <style:text-properties officeooo:rsid="0021d16b"/>
    </style:style>
    <style:style style:name="T120" style:family="text">
      <style:text-properties fo:font-weight="bold" style:font-weight-asian="bold" style:font-weight-complex="bold"/>
    </style:style>
    <style:style style:name="T121" style:family="text">
      <style:text-properties fo:font-weight="bold" officeooo:rsid="00608e17" style:font-weight-asian="bold" style:font-weight-complex="bold"/>
    </style:style>
    <style:style style:name="T122" style:family="text">
      <style:text-properties fo:font-weight="bold" officeooo:rsid="0088f056" style:font-weight-asian="bold" style:font-weight-complex="bold"/>
    </style:style>
    <style:style style:name="T123" style:family="text">
      <style:text-properties officeooo:rsid="001ea642"/>
    </style:style>
    <style:style style:name="T124" style:family="text">
      <style:text-properties fo:font-size="18pt" style:font-size-asian="18pt" style:font-size-complex="18pt"/>
    </style:style>
    <style:style style:name="T125" style:family="text">
      <style:text-properties fo:font-size="18pt" officeooo:rsid="004d6862" style:font-size-asian="18pt" style:font-size-complex="18pt"/>
    </style:style>
    <style:style style:name="T126" style:family="text">
      <style:text-properties fo:font-size="18pt" officeooo:rsid="008826e1" style:font-size-asian="18pt" style:font-size-complex="18pt"/>
    </style:style>
    <style:style style:name="T127" style:family="text">
      <style:text-properties fo:font-size="18pt" officeooo:rsid="00924d42" style:font-size-asian="18pt" style:font-size-complex="18pt"/>
    </style:style>
    <style:style style:name="T128" style:family="text">
      <style:text-properties officeooo:rsid="00264e44"/>
    </style:style>
    <style:style style:name="T129" style:family="text">
      <style:text-properties officeooo:rsid="00275b65"/>
    </style:style>
    <style:style style:name="T130" style:family="text">
      <style:text-properties officeooo:rsid="002cec03"/>
    </style:style>
    <style:style style:name="T131" style:family="text">
      <style:text-properties officeooo:rsid="002e83f2"/>
    </style:style>
    <style:style style:name="T132" style:family="text">
      <style:text-properties style:font-name-complex="Times New Roman"/>
    </style:style>
    <style:style style:name="T133" style:family="text">
      <style:text-properties officeooo:rsid="00127c7a" style:font-name-complex="Times New Roman"/>
    </style:style>
    <style:style style:name="T134" style:family="text">
      <style:text-properties officeooo:rsid="000c4c95" style:font-name-complex="Times New Roman"/>
    </style:style>
    <style:style style:name="T135" style:family="text">
      <style:text-properties officeooo:rsid="00398d7f" style:font-name-complex="Times New Roman"/>
    </style:style>
    <style:style style:name="T136" style:family="text">
      <style:text-properties officeooo:rsid="003e63b3" style:font-name-complex="Times New Roman"/>
    </style:style>
    <style:style style:name="T137" style:family="text">
      <style:text-properties officeooo:rsid="0086afbc" style:font-name-complex="Times New Roman"/>
    </style:style>
    <style:style style:name="T138" style:family="text">
      <style:text-properties officeooo:rsid="009eb9e2" style:font-name-complex="Times New Roman"/>
    </style:style>
    <style:style style:name="T139" style:family="text">
      <style:text-properties officeooo:rsid="00a21b4b" style:font-name-complex="Times New Roman"/>
    </style:style>
    <style:style style:name="T140" style:family="text">
      <style:text-properties officeooo:rsid="002fc74b"/>
    </style:style>
    <style:style style:name="T141" style:family="text">
      <style:text-properties officeooo:rsid="0037a617"/>
    </style:style>
    <style:style style:name="T142" style:family="text">
      <style:text-properties officeooo:rsid="00398d7f"/>
    </style:style>
    <style:style style:name="T143" style:family="text">
      <style:text-properties officeooo:rsid="003f1dd5"/>
    </style:style>
    <style:style style:name="T144" style:family="text">
      <style:text-properties officeooo:rsid="004332af"/>
    </style:style>
    <style:style style:name="T145" style:family="text">
      <style:text-properties officeooo:rsid="00439346"/>
    </style:style>
    <style:style style:name="T146" style:family="text">
      <style:text-properties officeooo:rsid="0045744e"/>
    </style:style>
    <style:style style:name="T147" style:family="text">
      <style:text-properties officeooo:rsid="0046f27a"/>
    </style:style>
    <style:style style:name="T148" style:family="text">
      <style:text-properties officeooo:rsid="004fb41b"/>
    </style:style>
    <style:style style:name="T149" style:family="text">
      <style:text-properties officeooo:rsid="00518711"/>
    </style:style>
    <style:style style:name="T150" style:family="text">
      <style:text-properties officeooo:rsid="0056770b"/>
    </style:style>
    <style:style style:name="T151" style:family="text">
      <style:text-properties officeooo:rsid="005750d9"/>
    </style:style>
    <style:style style:name="T152" style:family="text">
      <style:text-properties officeooo:rsid="005904e7"/>
    </style:style>
    <style:style style:name="T153" style:family="text">
      <style:text-properties officeooo:rsid="00608e17"/>
    </style:style>
    <style:style style:name="T154" style:family="text">
      <style:text-properties officeooo:rsid="0060a0ae"/>
    </style:style>
    <style:style style:name="T155" style:family="text">
      <style:text-properties officeooo:rsid="00688ca3"/>
    </style:style>
    <style:style style:name="T156" style:family="text">
      <style:text-properties officeooo:rsid="006efbb9"/>
    </style:style>
    <style:style style:name="T157" style:family="text">
      <style:text-properties officeooo:rsid="007c59a2"/>
    </style:style>
    <style:style style:name="T158" style:family="text">
      <style:text-properties officeooo:rsid="007e4c52"/>
    </style:style>
    <style:style style:name="T159" style:family="text">
      <style:text-properties officeooo:rsid="0086afbc"/>
    </style:style>
    <style:style style:name="T160" style:family="text">
      <style:text-properties officeooo:rsid="0088f056"/>
    </style:style>
    <style:style style:name="T161" style:family="text">
      <style:text-properties officeooo:rsid="00924d42"/>
    </style:style>
    <style:style style:name="T162" style:family="text">
      <style:text-properties officeooo:rsid="00931cd7"/>
    </style:style>
    <style:style style:name="T163" style:family="text">
      <style:text-properties officeooo:rsid="00962379"/>
    </style:style>
    <style:style style:name="T164" style:family="text">
      <style:text-properties officeooo:rsid="009b9221"/>
    </style:style>
    <style:style style:name="T165" style:family="text">
      <style:text-properties officeooo:rsid="009cec22"/>
    </style:style>
    <style:style style:name="T166" style:family="text">
      <style:text-properties officeooo:rsid="009e8816"/>
    </style:style>
    <style:style style:name="T167" style:family="text">
      <style:text-properties officeooo:rsid="009f842c"/>
    </style:style>
    <style:style style:name="T168" style:family="text">
      <style:text-properties officeooo:rsid="00a1113c"/>
    </style:style>
    <style:style style:name="T169" style:family="text">
      <style:text-properties officeooo:rsid="00a43d55"/>
    </style:style>
    <style:style style:name="T170" style:family="text">
      <style:text-properties officeooo:rsid="00a60888"/>
    </style:style>
    <style:style style:name="T171" style:family="text">
      <style:text-properties officeooo:rsid="00a9823f"/>
    </style:style>
    <style:style style:name="T172" style:family="text">
      <style:text-properties officeooo:rsid="00aa97fa"/>
    </style:style>
    <style:style style:name="T173" style:family="text">
      <style:text-properties style:font-name="Times New Roman"/>
    </style:style>
    <style:style style:name="T174" style:family="text">
      <style:text-properties style:font-name="Times New Roman" fo:font-style="italic" fo:font-weight="normal" style:font-style-asian="italic" style:font-weight-asian="normal" style:font-style-complex="italic" style:font-weight-complex="normal"/>
    </style:style>
    <style:style style:name="T175" style:family="text">
      <style:text-properties style:font-name="Times New Roman" fo:font-style="italic" fo:font-weight="normal" officeooo:rsid="0088f056" style:font-style-asian="italic" style:font-weight-asian="normal" style:font-style-complex="italic" style:font-weight-complex="normal"/>
    </style:style>
    <style:style style:name="T176" style:family="text">
      <style:text-properties style:font-name="Times New Roman" fo:font-style="italic" style:font-style-asian="italic" style:font-style-complex="italic"/>
    </style:style>
    <style:style style:name="T177" style:family="text">
      <style:text-properties style:font-name="Times New Roman" fo:font-style="normal" style:font-style-asian="normal" style:font-style-complex="normal"/>
    </style:style>
    <style:style style:name="T178" style:family="text">
      <style:text-properties style:font-name="Times New Roman" fo:font-style="normal" officeooo:rsid="00106d3e" style:font-style-asian="normal" style:font-style-complex="normal"/>
    </style:style>
    <style:style style:name="T179" style:family="text">
      <style:text-properties style:font-name="Times New Roman" fo:font-style="normal" officeooo:rsid="002cec03" style:font-style-asian="normal" style:font-style-complex="normal"/>
    </style:style>
    <style:style style:name="T180" style:family="text">
      <style:text-properties style:font-name="Times New Roman" fo:font-style="normal" officeooo:rsid="00119541" style:font-style-asian="normal" style:font-style-complex="normal"/>
    </style:style>
    <style:style style:name="T181" style:family="text">
      <style:text-properties style:font-name="Times New Roman" fo:font-style="normal" officeooo:rsid="002b9237" style:font-style-asian="normal" style:font-style-complex="normal"/>
    </style:style>
    <style:style style:name="T182" style:family="text">
      <style:text-properties style:font-name="Times New Roman" fo:font-weight="normal" style:font-weight-asian="normal" style:font-weight-complex="normal"/>
    </style:style>
    <style:style style:name="T183" style:family="text">
      <style:text-properties style:font-name="Times New Roman" fo:font-weight="normal" officeooo:rsid="0088f056" style:font-weight-asian="normal" style:font-weight-complex="normal"/>
    </style:style>
    <style:style style:name="T184" style:family="text">
      <style:text-properties style:font-name="Times New Roman" fo:font-weight="normal" officeooo:rsid="00b33750" style:font-weight-asian="normal" style:font-weight-complex="normal"/>
    </style:style>
    <style:style style:name="T185" style:family="text">
      <style:text-properties officeooo:rsid="00b09999"/>
    </style:style>
    <style:style style:name="T186" style:family="text">
      <style:text-properties officeooo:rsid="0057058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he Meaningness of Life<text:line-break/><text:span text:style-name="T127">Towards a sincere existentialism.</text:span><text:span text:style-name="T125"> </text:span></text:p>
      <text:p text:style-name="P17">This season has been about meaning, and it has been about formations and transformations and the intersection of the<text:span text:style-name="T161">se</text:span>. And it has been about <text:span text:style-name="T1">meaningness</text:span><text:span text:style-name="T22">, discussed</text:span> in many and roundabout ways without spelling out what it is (this post will <text:span text:style-name="T146">try to </text:span>change that). This season has been written during one of the most transformative periods of my life, so much so that the conclusion<text:span text:style-name="T146">s</text:span> of some episodes changed into <text:span text:style-name="T146">their</text:span> polar op<text:span text:style-name="T146">p</text:span>osite<text:span text:style-name="T146">s</text:span> during the <text:span text:style-name="T161">writing process</text:span>. Hence the two voices, one from before called "Me" and one in the process of transformation called "Notme". Notme has also been the voice of a plet<text:span text:style-name="T157">h</text:span>ora of people at different levels of closeness against which I have wielded <text:span text:style-name="T161">arrogance and preconcpetions, voices who have been, and still are, absolutely necessary for my ongoing transformation as a human being</text:span>. <text:span text:style-name="T128">In this sense, t</text:span>his season has been endowed <text:span text:style-name="T146">with a </text:span>meta<text:span text:style-name="T158">-</text:span>level. </text:p>
      <text:p text:style-name="P17"/>
      <text:p text:style-name="P18">A knowledge gained in th<text:span text:style-name="T128">is process</text:span> is the realisation how deeply influenced I am by the historical context I find myself in, <text:span text:style-name="T128">a context</text:span> by the name <text:span text:style-name="T1">modernity</text:span>. <text:span text:style-name="T128">This</text:span> will be the focus of season 2, but I mention it here as a testament to<text:span text:style-name="T128"> </text:span>a layer of myself<text:span text:style-name="T147">,</text:span> <text:span text:style-name="T147">which I </text:span>have considered universal and "normal"<text:span text:style-name="T147">, but </text:span>is a product of my time<text:span text:style-name="T162"> and place</text:span>. </text:p>
      <text:p text:style-name="P19"><draw:frame draw:style-name="fr1" draw:name="Image1" text:anchor-type="as-char" svg:width="3.4134in" svg:height="2.5583in" draw:z-index="0"><draw:image xlink:href="Pictures/1000000000000486000003645E952C00.tif" xlink:type="simple" xlink:show="embed" xlink:actuate="onLoad"/></draw:frame><text:note text:id="ftn1" text:note-class="footnote"><text:note-citation>1</text:note-citation><text:note-body><text:p text:style-name="P7">A culture is defined in Episode 9</text:p></text:note-body></text:note></text:p>
      <text:p text:style-name="P20"/>
      <text:p text:style-name="P20"><text:span text:style-name="T147">O</text:span>ur time is modern, and some parts of the world have been modern for a couple of hundred years, from the scientific revolution taking place in Europe during the 17th century, until the near future. But more on that next season. The reason I bring it up here is that I need the concept of the <text:span text:style-name="T1">project</text:span><text:span text:style-name="T22">. This is an integral part of modernity, a project encapsulates and combines the concepts of transformations and the notion that change is good. The heart of what Notme</text:span><text:span text:style-name="T54">, and now I,</text:span><text:span text:style-name="T22"> calls </text:span><text:span text:style-name="T1">meaning</text:span><text:span text:style-name="T8">l</text:span><text:span text:style-name="T1">ess</text:span><text:span text:style-name="T22"> lies in the project.</text:span></text:p>
      <text:p text:style-name="P17"/>
      <text:p text:style-name="P21"><text:span text:style-name="T22">Three definitions of the word </text:span><text:span text:style-name="T1">meaning</text:span><text:span text:style-name="T22"> were discussed during the first three episodes of this season. They were:</text:span></text:p>
      <text:p text:style-name="P24">1. Cosmic Meaning</text:p>
      <text:p text:style-name="P21">Cosmic meaning<text:note text:id="ftn2" text:note-class="footnote"><text:note-citation>2</text:note-citation><text:note-body><text:p text:style-name="P11">Discussed in Epsiode 1, dismissed in Episode 3.</text:p></text:note-body></text:note><text:span text:style-name="T163">,</text:span> is the significance events have on a cosmic or meta-physical level, and it was dismissed as irrelevant. Whether there is a cosmic significance to my being in the world, or whatever happens to me can have absolutely no b<text:span text:style-name="T129">e</text:span>aring on my life. God or no God, cosmic plan or not, in the end it is up to me to live my life, make my own decisions and interact with my surroundings and fellow <text:soft-page-break/>creatures how I see fit. I am not calling myself a theist nor an atheist, since God's existence is irrelevant.<text:span text:style-name="T163"> The dismissal of cosmic meaning is an inherent part of modernity.</text:span></text:p>
      <text:p text:style-name="P21"/>
      <text:p text:style-name="P25">2. Meaning of stuff</text:p>
      <text:p text:style-name="P22"><text:span text:style-name="T22">The meaning of stuff</text:span><text:span text:style-name="T22"><text:note text:id="ftn3" text:note-class="footnote"><text:note-citation>3</text:note-citation><text:note-body><text:p text:style-name="P10">Discussed in Episodes 2, 4, 8, and <text:s/>9.<text:span text:style-name="T164"> How stuff is categorised and prejudiced was the focus of Episode 2, and how our understanding is an emotion was discussed generally in Episode 4, and more specifically in Episode 8, and how we use these emotions to categorise people and ourselves was described in Episode 9.</text:span></text:p></text:note-body></text:note></text:span><text:span text:style-name="T22">,</text:span><text:span text:style-name="T54"> </text:span><text:span text:style-name="T22">on the other hand, is quite significant to how I pe</text:span><text:span text:style-name="T48">r</text:span><text:span text:style-name="T22">ceive the world. We are biological creatures, and our perceptions of the world, both physical and abstract, depends on our biology. This decides the way we categorise our surroundings, turning a bunch of very similar molecules and cells into separate stuff. How we differentiate between rocks, pebbles, and boulders, between milk, yogurt, butter, and cream, between men, dolls, boys, women, girls, trees, bushes, statues,</text:span><text:span text:style-name="T54"> </text:span><text:span text:style-name="T26">statutes, rules, institutions</text:span><text:span text:style-name="T54">, </text:span><text:span text:style-name="T22">circles, rectangles. These categorise we learn, and we learn it during our cultural upbringing, and what we learn is not only to deliminate, but how to feel about each category, how to understand them all. This combination of a delimi</text:span><text:span text:style-name="T49">t</text:span><text:span text:style-name="T22">ation and a feeling is what forms a </text:span><text:span text:style-name="T1">cultural prejudice</text:span><text:span text:style-name="T22"> (or bias).</text:span><text:span text:style-name="T26"> </text:span><text:span text:style-name="T54"><text:s/>The deconstruction of cultural categories is inherent in a part of modernity commonly called the post-modern</text:span><text:span text:style-name="T55"><text:note text:id="ftn4" text:note-class="footnote"><text:note-citation>4</text:note-citation><text:note-body><text:p text:style-name="P8">A bit of a misnomer to me. Since every generation grows up in a tangibly different culture than the previous generation, each generation's modernity is brand new and different. Also, the word post-modern means very different things in different contexts (e.g. in literature Modern and Post-modern rather signifies genres of novels). </text:p></text:note-body></text:note></text:span><text:span text:style-name="T54">.</text:span></text:p>
      <text:p text:style-name="P21"/>
      <text:p text:style-name="P25">3. Meaningness</text:p>
      <text:p text:style-name="P23"><text:span text:style-name="T22">Now</text:span><text:span text:style-name="T23"> </text:span><text:span text:style-name="T22">to meaningness</text:span><text:span text:style-name="T27"><text:note text:id="ftn5" text:note-class="footnote"><text:note-citation>5</text:note-citation><text:note-body><text:p text:style-name="P9">First introduced in Episode 3, and also discussed in Epsiodes 5, 6, and 7<text:span text:style-name="T165"> (all indirectly).</text:span></text:p></text:note-body></text:note></text:span><text:span text:style-name="T22">. And the project. Simone de Beauvoir tells </text:span><text:span text:style-name="T23">a</text:span><text:span text:style-name="T22"> story </text:span><text:span text:style-name="T23">as an example of a life</text:span><text:span text:style-name="T28">-</text:span><text:span text:style-name="T23">project</text:span><text:span text:style-name="T56"> in the essay </text:span><text:span text:style-name="T9">Pyrrhus &amp; Cineas</text:span><text:span text:style-name="T23">. It is a story </text:span><text:span text:style-name="T22">of </text:span><text:span text:style-name="T23">the Greek general, and later king, Pyrrhus of Epirus (BC 319-272) and one alleged conversation he had with his friend and advis</text:span><text:span text:style-name="T50">e</text:span><text:span text:style-name="T23">r Cineas</text:span><text:span text:style-name="T29">. It goes l</text:span><text:span text:style-name="T51">o</text:span><text:span text:style-name="T29">osely like this</text:span><text:span text:style-name="T23">:</text:span></text:p>
      <text:p text:style-name="P31"><text:span text:style-name="T63">Pyrrhus</text:span><text:span text:style-name="T22">: “First we conquer Greece.” </text:span></text:p>
      <text:p text:style-name="P31"><text:span text:style-name="T63">Cineas</text:span><text:span text:style-name="T22">: “And then what?” </text:span></text:p>
      <text:p text:style-name="P31"><text:span text:style-name="T63">Pyrrhus</text:span><text:span text:style-name="T22">: “Then we take over Africa.” </text:span></text:p>
      <text:p text:style-name="P31"><text:span text:style-name="T63">Cineas</text:span><text:span text:style-name="T22">: “And then what?” </text:span></text:p>
      <text:p text:style-name="P31"><text:span text:style-name="T63">Pyrrhus</text:span><text:span text:style-name="T22">: “Then we go to Asia and conquer Asia Minor</text:span><text:span text:style-name="T56">,</text:span><text:span text:style-name="T22"> Arabia” </text:span></text:p>
      <text:p text:style-name="P31"><text:span text:style-name="T63">Cineas</text:span><text:span text:style-name="T22">: “And then what?” </text:span></text:p>
      <text:p text:style-name="P31"><text:span text:style-name="T63">Pyrrhus</text:span><text:span text:style-name="T22">: “Then we go all the way to India.” </text:span></text:p>
      <text:p text:style-name="P31"><text:span text:style-name="T63">Cineas</text:span><text:span text:style-name="T22">: “And then what?” </text:span></text:p>
      <text:p text:style-name="P31"><text:span text:style-name="T63">Pyrrhus</text:span><text:span text:style-name="T22">: “Oh, </text:span><text:span text:style-name="T56">then</text:span><text:span text:style-name="T22"> I rest.” </text:span></text:p>
      <text:p text:style-name="P31"><text:span text:style-name="T63">Cineas</text:span><text:span text:style-name="T22">: “But why, then, don't you rest now?”</text:span><text:span text:style-name="T22"><text:note text:id="ftn6" text:note-class="footnote"><text:note-citation>6</text:note-citation><text:note-body><text:p text:style-name="P2">This is very similar to the last dialogue in the movie Ida (2013), where the protagonist tries to figure out a reason for living a modern life with husband and children. When she can't find a convinsing anwer to the last question "and then what" she abandons her suitor and becomes a nun instead. She, and the movie, are thus both failing to address the question of meaningness which is the topic of this post.</text:p></text:note-body></text:note></text:span></text:p>
      <text:p text:style-name="P31"/>
      <text:p text:style-name="P32"><text:span text:style-name="T22">This stands as an example of a project</text:span><text:span text:style-name="T24">, but is it an example of meaningness? </text:span></text:p>
      <text:p text:style-name="P32"/>
      <text:p text:style-name="P26">In a recent interview, the film maker Woody Allen described the reason for his own project:</text:p>
      <text:p text:style-name="P33"><text:span text:style-name="T63">Woody Allen: </text:span><text:span text:style-name="T1">"If I don't solve it, it's going to be a bad movie but I won't die. That's why I do it. I distract myself... making movies is a wonderful distraction. I'm not thinking about my death, the decaying of my body, that I will be old one day in a very distant future."</text:span></text:p>
      <text:p text:style-name="P27">Is this a description of meaningness?</text:p>
      <text:p text:style-name="P33"/>
      <text:p text:style-name="P33"><text:soft-page-break/><text:span text:style-name="T22">My answer to </text:span><text:span text:style-name="T33">both</text:span><text:span text:style-name="T22"> </text:span><text:span text:style-name="T37">these </text:span><text:span text:style-name="T22">questions is </text:span><text:span text:style-name="T1">no</text:span><text:span text:style-name="T22">. When cosmic meaning is declared absent, usually by death of God, its insignificance </text:span><text:span text:style-name="T30">is </text:span><text:span text:style-name="T22">often missed. This results in </text:span><text:span text:style-name="T30">a </text:span><text:span text:style-name="T22">life</text:span><text:span text:style-name="T30">-</text:span><text:span text:style-name="T22">project such as the ones in these two examples, wh</text:span><text:span text:style-name="T30">ose</text:span><text:span text:style-name="T22"> main purpose </text:span><text:span text:style-name="T30">it </text:span><text:span text:style-name="T22">is to distract o</text:span><text:span text:style-name="T30">urselves</text:span><text:span text:style-name="T22"> from the fact that we will all soon die and it will all have been </text:span><text:span text:style-name="T33">for</text:span><text:span text:style-name="T22"> nothing. These projects are not projects of meaningness, beca</text:span><text:span text:style-name="T52">u</text:span><text:span text:style-name="T22">se they are means to an end, and not an end in themselves. </text:span><text:span text:style-name="T33">And the end is distraction from the meaning</text:span><text:span text:style-name="T38">l</text:span><text:span text:style-name="T33">ess</text:span><text:span text:style-name="T56">ness</text:span><text:span text:style-name="T33"> of life. And </text:span><text:span text:style-name="T38">maybe to</text:span><text:span text:style-name="T33"> be remembered for a short while (2300 years is not much in a cosmic perspective).</text:span></text:p>
      <text:p text:style-name="P33"/>
      <text:p text:style-name="P33"><text:span text:style-name="T22">A true project can never be a means to an end. It can never be completed. A project whose whole purpose is to end itself and make itself redundant, such as conquering the world, eradicate evil, scientifically explain everything, own everything, create a utopia, </text:span><text:span text:style-name="T30">are all</text:span><text:span text:style-name="T22"> the o</text:span><text:span text:style-name="T53">p</text:span><text:span text:style-name="T22">posite of meaningness. Such project</text:span><text:span text:style-name="T30">s</text:span><text:span text:style-name="T22"> </text:span><text:span text:style-name="T34">I cho</text:span><text:span text:style-name="T39">o</text:span><text:span text:style-name="T34">se to call</text:span><text:span text:style-name="T22"> </text:span><text:span text:style-name="T1">totalitarian project</text:span><text:span text:style-name="T3">s</text:span><text:span text:style-name="T1">. </text:span><text:span text:style-name="T56">(The</text:span><text:span text:style-name="T34"> </text:span><text:span text:style-name="T4">utopian </text:span><text:span text:style-name="T34">projects</text:span><text:span text:style-name="T56"> are a sub-category to these.)</text:span><text:span text:style-name="T34"> </text:span><text:span text:style-name="T22">This is true for some forms of Marxism, as well as neo</text:span><text:span text:style-name="T53">-</text:span><text:span text:style-name="T22">liberalism and a scientific theory of everything. It is true for any striving for an ideal or perfection. These are the projects driven by insecurity, and they are the o</text:span><text:span text:style-name="T53">p</text:span><text:span text:style-name="T22">posite of meaningness. </text:span></text:p>
      <text:p text:style-name="P27"/>
      <text:h text:style-name="P100" text:outline-level="1">The project of Meaningness</text:h>
      <text:p text:style-name="P34"><text:span text:style-name="T177">Meaningness is found in another kind of project, the project which is its own reason for being</text:span><text:span text:style-name="T181">. The </text:span><text:span text:style-name="T30">project</text:span><text:span text:style-name="T34">s</text:span><text:span text:style-name="T30"> of </text:span><text:span text:style-name="T3">sincerity</text:span><text:span text:style-name="T22">.</text:span><text:span text:style-name="T25"> </text:span><text:span text:style-name="T34">By being sincere, one is doing what one is doing for the purpose of doing just that, and not for any other reason. There is no higher purpose, no worthy sacrifices, just that what one does.</text:span><text:span text:style-name="T35"> </text:span><text:span text:style-name="T57">It may seem vague, but</text:span><text:span text:style-name="T35"> the project of meaningness is also specific and concrete.</text:span></text:p>
      <text:p text:style-name="P34"/>
      <text:p text:style-name="P37"><text:span text:style-name="T25">And the meaningness of life is the reason for being. It's the project of being a human being, and not a bit of filth, it is the project of grabbing our infinite</text:span><text:span text:style-name="T25"><text:note text:id="ftn7" text:note-class="footnote"><text:note-citation>7</text:note-citation><text:note-body><text:p text:style-name="P3">To all practical purposes.</text:p></text:note-body></text:note></text:span><text:span text:style-name="T25"> personhood and trans</text:span><text:span text:style-name="T31">c</text:span><text:span text:style-name="T25">end our nature and nurture. It is the project of turning the Other into </text:span><text:span text:style-name="T31">E</text:span><text:span text:style-name="T25">achother, for one cannot grab one's personhood without also helping someone else in this regard, and one cannot do it alone. And it is a never-ending project, since con</text:span><text:span text:style-name="T53">s</text:span><text:span text:style-name="T25">ciousness</text:span><text:span text:style-name="T62"><text:note text:id="ftn8" text:note-class="footnote"><text:note-citation>8</text:note-citation><text:note-body><text:p text:style-name="P1">I am using the word unconscious in a slightly unusual way. There is<text:span text:style-name="T123"> a difference between being aware and being conscious, and I think it is a difference that matters. </text:span>Those who<text:span text:style-name="T123"> discuss </text:span>the nature of<text:span text:style-name="T123"> consciousness, </text:span>tend to<text:span text:style-name="T123"> actually treat awareness. This confusion comes form the fact that the opposite of being aware is to be unconscious. Being aware of pain is not the same as being conscious. Consciousness implies something profoundly different, and I dare say it is a uniquely human potential. All humans, as well as many other creatures have an awareness of their surroudings and environment, and even self. Only persons are conscious. Most of us are not conscious most of the time. Meaningness is the path towards consciousness.</text:span></text:p></text:note-body></text:note></text:span><text:span text:style-name="T25"> is not a binary, </text:span><text:span text:style-name="T31">when diving into </text:span><text:span text:style-name="T25">the </text:span><text:span text:style-name="T31">bottomless </text:span><text:span text:style-name="T25">pool of personhood the transformation</text:span><text:span text:style-name="T31">s</text:span><text:span text:style-name="T25"> </text:span><text:span text:style-name="T31">are</text:span><text:span text:style-name="T25"> never-ending and without goal. </text:span></text:p>
      <text:p text:style-name="P36"/>
      <text:p text:style-name="P28">And how such a project is formed is derived from our biology. In the previous episodes, based on insecurity research, four stages of human development were described<text:note text:id="ftn9" text:note-class="footnote"><text:note-citation>9</text:note-citation><text:note-body><text:p text:style-name="P4">Of course one may order human development in many ways, the purpose of any taxonomy is to be useful, not true. No taxonomy is true.<text:span text:style-name="T141"> The distinction between True and False dichotomies is itself the latter.</text:span></text:p></text:note-body></text:note>:</text:p>
      <text:p text:style-name="P28">1. Imitating childhood<text:span text:style-name="T130">, where the delineations and categories of the culture are learnt. Apples are different from oranges, wooden spoons from blocks of wood, mothers from fathers, etc.</text:span></text:p>
      <text:p text:style-name="P28">2. Insecure adole<text:span text:style-name="T159">s</text:span>cense<text:span text:style-name="T130">, where the social hierarchies are (often painfully) learnt. <text:s/></text:span></text:p>
      <text:p text:style-name="P28">3. Culture savvy adulthood<text:span text:style-name="T130">, where the acquired cultural knowledge is utilised to keep the social pain away. Comfort zones have been formed, and the culture savvy adult knows how to stay within their boundaries.</text:span></text:p>
      <text:p text:style-name="P28">4. Maturity into <text:span text:style-name="T130">occasional </text:span>personhood <text:span text:style-name="T130">and </text:span>consciousness<text:span text:style-name="T130">.</text:span></text:p>
      <text:p text:style-name="P28"/>
      <text:p text:style-name="P28"><text:soft-page-break/>The culture savvy adults we end up as depend on the cultural upbringing which brought us there. The project of meaningness is to challenge our cultural prejudice, preconceptions and biases, and they are rooted in our insecurity and fear of social pain. In our egos. And they can only be challenged socially.</text:p>
      <text:p text:style-name="P28">This can only be achieved together.<text:span text:style-name="T130"> However, to challenge is not to abandon, but to understand. Without cultural limitations we are no longer human. But to challenge our prejudice we can understand them, be aware of them, and integrate them meaningfully in our lives, without the notion that they are "good" or "natural" or even "better", but merely a part of who we have become. Denying this knowledge we cannot transform into anything else.</text:span></text:p>
      <text:p text:style-name="P28"/>
      <text:p text:style-name="P35"><text:span text:style-name="T25">Here my modern prejudice surfaces, and I must battle with the notion that change and progress are not equal. Transformations do not make us better, it merely makes us different, and possibly more. Transformations does not peel off layers of insincerity and insecurity to find something pure beneath. I </text:span><text:span text:style-name="T76">find it easy to fool myself into believing that there are aspects of the self dormant within, and hidden behind our culture. </text:span><text:span text:style-name="T77">Of course this is not true, the aspects of ourselves are not dormant, the</text:span><text:span text:style-name="T78">y</text:span><text:span text:style-name="T77"> do not exist until they come into existence through </text:span><text:span text:style-name="T78">sincere </text:span><text:span text:style-name="T77">interactions with the world, and mostly with Eachother.</text:span><text:span text:style-name="T78"> Self-discovery is a process of formation and transformation, not of unearthing and peeling.</text:span><text:span text:style-name="T77"> </text:span></text:p>
      <text:p text:style-name="P84"/>
      <text:p text:style-name="P38"><text:span text:style-name="T166">However, i</text:span>t is the cultural biases<text:span text:style-name="T166"> and the insecurity they create within us</text:span> which makes us treat Other persons in<text:span text:style-name="T159">s</text:span>trumentally. We interact based on what the Other can do for our social well being. We may choose a partner based on how that person makes us look, and we may choose a career based on the same, and base our interactions with the Other on how it helps the career. We may choose to treat sexual partners as an ego boost. In all these cases, we do not treat the Other as a person with infinite personhood, but in<text:span text:style-name="T159">s</text:span>trumentally as a thing. This thingification of the Other is impossible without also thingifying ourselves. For we start to judge ourselves by how well we achieve our cultural goals be it looking good in the eyes of Others, or something completely different, even looking good in the eyes of God.<text:span text:style-name="T142"> </text:span><text:span text:style-name="T116"><text:note text:id="ftn10" text:note-class="footnote"><text:note-citation>10</text:note-citation><text:note-body><text:p text:style-name="P16"><text:s/>Psychological research show that in a game, people hate one kind of player more than all else. The winner is respected, the loser is fine, people have some problems with the cheater, but no-one is as hated as the spoil-sport, the one that refuses to even play the game. The extrapolation of this result is that we are hard-wired to play the social game.</text:p></text:note-body></text:note></text:span></text:p>
      <text:p text:style-name="P67"><text:span text:style-name="T116">Berthold Brecht:</text:span><text:span text:style-name="T117"> "What do you do when you love another human?" "I draw a sketch of </text:span><text:span text:style-name="T118">him</text:span><text:span text:style-name="T117">" said mr K, "and </text:span><text:span text:style-name="T118">I take care about the likeness</text:span><text:span text:style-name="T117">" "</text:span><text:span text:style-name="T118">Of what</text:span><text:span text:style-name="T117">? The sketch?""No", said mr K, "the human"</text:span><text:span text:style-name="T117"><text:note text:id="ftn11" text:note-class="footnote"><text:note-citation>11</text:note-citation><text:note-body><text:p text:style-name="P12"><text:span text:style-name="T58">Poem: </text:span><text:span text:style-name="T10">Wenn Herr K. einen Menchen liebte</text:span><text:span text:style-name="T167"> </text:span><text:span text:style-name="T10"><text:s/>(When Mr K. loved a Human). M</text:span><text:span text:style-name="T58">y translation.</text:span>"Was tun sie", wurde Herr K gefragt "wenn sie einen Menschen lieben?" "Ich mache einen Entwurf von ihm", sagte Herr K., "und sorge, dass er ihm ähnlich wird." "Wer? Der Entwurf?" "Nein", sagte Herr K., "der Mensch"</text:p></text:note-body></text:note></text:span></text:p>
      <text:p text:style-name="P38"/>
      <text:p text:style-name="P39">In order to sincerely and deeply interact with the Other, to turn the Other into Eachother, one has to start with oneself. It is only by overcoming one's own insecurities, and recognising one's own biases that one can allow oneself to treat Others as Eachothers, and by so doing, one start<text:span text:style-name="T142">s</text:span> to treat oneself as an infinite person too, someone with the potential of infinite personhood and <text:span text:style-name="T142">occasional </text:span>consciousness.<text:span text:style-name="T168"> To love your neighbour as you love yourself is not a good idea before you love yourself.</text:span></text:p>
      <text:p text:style-name="P59"/>
      <text:p text:style-name="P60"><text:span text:style-name="T133">To find meaningness</text:span><text:span text:style-name="T134"> </text:span><text:span text:style-name="T133">is to </text:span><text:span text:style-name="T135">be aware of one's</text:span><text:span text:style-name="T134"> culture and </text:span><text:span text:style-name="T133">the </text:span><text:span text:style-name="T134">identities that come</text:span><text:span text:style-name="T135">s</text:span><text:span text:style-name="T134"> with it. Th</text:span><text:span text:style-name="T133">e stage of maturity into personhood</text:span><text:span text:style-name="T134"> is completely dependent on previous stages. Therefore</text:span><text:span text:style-name="T133">, </text:span><text:span text:style-name="T134">each person</text:span><text:span text:style-name="T133">'</text:span><text:span text:style-name="T134">s meaningness </text:span><text:span text:style-name="T133">is </text:span><text:span text:style-name="T134">unique. And it is dependent on each person</text:span><text:span text:style-name="T133">'</text:span><text:span text:style-name="T134">s life history, including the cultural identities </text:span><text:span text:style-name="T138">to which we have </text:span><text:span text:style-name="T139">aspired</text:span><text:span text:style-name="T134">, but also events beyond that, such as trauma</text:span><text:span text:style-name="T137">s</text:span><text:span text:style-name="T134">, atrocities, </text:span><text:span text:style-name="T138">accidents, </text:span><text:span text:style-name="T134">etc. So </text:span><text:span text:style-name="T20">my</text:span><text:span text:style-name="T86"> meaningness will be different from yours.</text:span><text:span text:style-name="T87"> It is not necessary, but it helps if your interactions with </text:span><text:span text:style-name="T88">E</text:span><text:span text:style-name="T87">achother is diverse. This enhances the cross-section of cultural biases</text:span><text:span text:style-name="T92"> within yourself which get</text:span><text:span text:style-name="T87"> challenge</text:span><text:span text:style-name="T92">d</text:span><text:span text:style-name="T87">. </text:span></text:p>
      <text:p text:style-name="P60"/>
      <text:p text:style-name="P61"><text:soft-page-break/><text:span text:style-name="T87">T</text:span><text:span text:style-name="T84">o connect with others is then to do so through one's vulnerabilities. The insecure tries to hide any perceived flaw or vulnerability in social interactions, thereby creating a distance between oneself and the other</text:span><text:span text:style-name="T92">, craving the others respect or admiration or fear</text:span><text:span text:style-name="T93">, and judgung oneself by one's ability to hide perceived flaws. </text:span><text:span text:style-name="T84">But our vulnerabilities are connected with our insecurities, which again are only flaws in a certain cultural </text:span><text:span text:style-name="T92">context</text:span><text:span text:style-name="T84">, so only by opening up our vulnerable selves to </text:span><text:span text:style-name="T91">E</text:span><text:span text:style-name="T84">achother do we get a mean</text:span><text:span text:style-name="T92">s</text:span><text:span text:style-name="T84"> to deal with them, and only then do we </text:span><text:span text:style-name="T92">let ourselves</text:span><text:span text:style-name="T84"> really get to know </text:span><text:span text:style-name="T91">E</text:span><text:span text:style-name="T84">achother, and in the process get to know ourselves</text:span><text:span text:style-name="T92">, maybe for the first time</text:span><text:span text:style-name="T84">. Learning to truly know another person is to truly learn to know oneself. And by so doing, both you and the other person transform, so who you knew does no longer exist. </text:span></text:p>
      <text:p text:style-name="P68"/>
      <text:p text:style-name="P89"><text:span text:style-name="T122">Johann Wolfgang von Goethe</text:span><text:span text:style-name="T120">:</text:span><text:span text:style-name="T12"> </text:span><text:span text:style-name="T16">"If we only treat people as how they are, then we </text:span><text:span text:style-name="T17">only </text:span><text:span text:style-name="T16">make them worse; </text:span><text:span text:style-name="T17">if we </text:span><text:span text:style-name="T18">t</text:span><text:span text:style-name="T12">reat people as if they were what they ought to </text:span><text:span text:style-name="T18">we</text:span><text:span text:style-name="T12"> help them to become what they are ca</text:span><text:span text:style-name="T174">pable of being.</text:span><text:span text:style-name="T175">"</text:span><text:span text:style-name="T175"><text:note text:id="ftn12" text:note-class="footnote"><text:note-citation>12</text:note-citation><text:note-body><text:p text:style-name="P13">Wilhelm Meister's Apprenticeship, <text:span text:style-name="T22">1795</text:span></text:p></text:note-body></text:note></text:span></text:p>
      <text:p text:style-name="P92"/>
      <text:h text:style-name="P100" text:outline-level="1">Meaningness and solitude</text:h>
      <text:p text:style-name="P90"><text:span text:style-name="T183">T</text:span><text:span text:style-name="T182">h</text:span><text:span text:style-name="T184">r</text:span><text:span text:style-name="T182">ough sincere engagements with oneself and the world and Eachother we bring into existence aspects of ourselves. This demands times of interactions with the world and Eachother, as well as time for solitude and reflection. Through reflection we may be aware of possible true aspects of ourselves and the world, which then can be tested against reality, and through the testing, they can be modified and transformed until they are discarded and replaced through a constant cross-talk between internal and external engagements.</text:span><text:span text:style-name="T184"> Without Eachother we could not be.</text:span></text:p>
      <text:p text:style-name="P91"><text:span text:style-name="T173">Socrates: </text:span><text:span text:style-name="T174">"The unexamined life is not worth living for a human being."</text:span></text:p>
      <text:h text:style-name="P99" text:outline-level="1"><text:span text:style-name="T160">W</text:span>e are biological creatures</text:h>
      <text:p text:style-name="P93"><text:span text:style-name="T177">We are biological creatures, and our limitations and possibilies depend on our biology. Without our biological reality, meaningness cannot exist. Our insecurities our biological in their origin and function, while their specificity is cultural, just as we eat because we are hungry, which is determined by our biology, while </text:span><text:span text:style-name="T176">what</text:span><text:span text:style-name="T177"> we eat is specified by our culture. This simple fact is all too easy to forget in our modern times. But if one remembers this, meaningness becomes easier to achieve. </text:span></text:p>
      <text:p text:style-name="P93">The fact that we are biological creatures means that we have limited time and energy at our disposal, we have limited resources for our (trans)formations. If we are in a stressful place in life, our biological reality tends to be in survival mode, our body is in fight, flight, or nurture mode, and the mental space needed for sincere engagements may not manifest, since the stress distracts us from whatever task we have at hand. For example, many studies show that poverty tends to put people in a state of perpetual stress, resulting in sleep loss, and poor decision making, especially economic decisions, which adds to the predicament causing a self-perpetuating stressful life situation. Nothing causes as much stress as the belief that we are loosing social status, and in a consumerist society we are bombarded by advertising telling us what to buy to gain this status, causing us to be distracted from what could be meaningness. Also, in a secular society, distraction from the otherwise meaningless and cold universe, is seen as a modern virtue, as expressed by Woody Allen above. </text:p>
      <text:p text:style-name="P94">In order to take responsibility for our personhood and find meaningness, one have to first create the <text:soft-page-break/>mental space for doing so. One need to find a strategy for dealing with the stresses and distractions in the situation one finds oneself in. The Stoics offer one strategy for this when they say that you cannot affect how the world is, you only have control over your reaction to it. This can be very powerful realisation in a stressful situation, and may help some to overcome one's stresses. The stoic philosophy offer a plethora of strategies for taking control over one's reactions to reality. But also our reactions are biologically determined, and some traumas cannot simply be thought away, as cannot some life situations. <text:s/></text:p>
      <text:p text:style-name="P94">Finding space for meaningness is a start. This is the place of being content, or even happy. While Stoicism deals with finding equinomity with one's place in a cultural context, however, meaningness does the opposite. Meaningness may, through sincere engagement with the Eachother and the world, take you away from that equinomity and contentness. Meaningness does not make you happy, at least not all the time. </text:p>
      <text:p text:style-name="P94">Transformations are hard work, sincerity takes energy. And energy comes in limited supply for a biological creature. Therefore, one also needs the rest. One needs escapism, entertainment, and silliness and fun. One needs pleasure for the senses, beautiful surroundings, and good sleep. One needs a reasonably healthy body. Because without at least some of <text:s/>these, to each according to ability and taste, one cannot be sincere in one's engagements.<text:note text:id="ftn0" text:note-class="footnote"><text:note-citation>13</text:note-citation><text:note-body><text:p text:style-name="P96">There is an interesting culturall debate going on (since antiquity) concering the nature of art vs. entertainment. Video's of cats on social media vs. long reads of world expanding content of literal quality. What I think is missed in this debate is an understanding that everyone needs rest. But what one engages with sincerely is quite individual. We all have different frozen seas within which can be broken with different axes <text:s/>(to paraphrase Kafka), while we tend to be appealed by similar entertainment and escapism more dependent on the dominant culture or sub-cultures in our society. A block buster movie is designed to have a mass appeal, while an art-movie is designed to deeply move its viewers. All people are not deeply moved by the same culturual expressions, while the mass appeal of a block buster as a form of entertainment is much more universal. So are videos of cats. This is why capitalism will never be able to create true art, since art is inherintly not profitable (at least not in general, exceptions of course exist). Sleep is after all the most common human activity<text:span text:style-name="T185">, and while pleasant, it is not necessarily the most meaningful of activities.</text:span></text:p></text:note-body></text:note></text:p>
      <text:h text:style-name="P98" text:outline-level="1">Some examples</text:h>
      <text:p text:style-name="P85"><text:span text:style-name="T178">A project of meaningness does not answer questions, it finds new ones.</text:span><text:span text:style-name="T179"> </text:span><text:span text:style-name="T178">A</text:span><text:span text:style-name="T180"> project of meaningness is not </text:span><text:span text:style-name="T32">totalitarian. In the personal context</text:span><text:span text:style-name="T112">, totalitarian thinking is the notion of perfection, and at the same time the intolerance of flaws. It is to have an idealised image of oneself, and then trying to chip off all flaws from that ideal. That is a totalitarian project, since the aim is to end the project. </text:span></text:p>
      <text:p text:style-name="P50"/>
      <text:p text:style-name="P62"><text:span text:style-name="T85">O</text:span><text:span text:style-name="T84">ne should not do anything with another purpose than doing just that. If I write a book it is not so that I can make the money I desperately need, or so that I can get the attention I desperately crave, or to proliferate an idea I deem incredibly important for the world, but only in order to write th</text:span><text:span text:style-name="T89">at</text:span><text:span text:style-name="T84"> book.</text:span><text:span text:style-name="T85"> </text:span><text:span text:style-name="T89">The writing then becomes a part of my project of meaningness, a vehicle through which I can challenge my own preconceptions and interact with my surroundings</text:span><text:span text:style-name="T94">, to bring into existence new aspects of myself</text:span><text:span text:style-name="T89">. </text:span><text:span text:style-name="T85">The book then does not become a project, but it becomes assimilated into </text:span><text:span text:style-name="T94">my</text:span><text:span text:style-name="T85"> own pro</text:span><text:span text:style-name="T91">j</text:span><text:span text:style-name="T85">ect of meaningness.</text:span><text:span text:style-name="T84"> </text:span><text:span text:style-name="T94">And</text:span><text:span text:style-name="T84"> the success of the book is not measured by how many copies it sells, but by how true to myself I have been during its writing, and how col</text:span><text:span text:style-name="T91">l</text:span><text:span text:style-name="T84">usive it has been for my </text:span><text:span text:style-name="T94">formation and </text:span><text:span text:style-name="T89">transformation. </text:span></text:p>
      <text:p text:style-name="P62"/>
      <text:p text:style-name="P62"><text:soft-page-break/><text:span text:style-name="T95">"But wait a second", s</text:span><text:span text:style-name="T89">omeone may protest</text:span><text:span text:style-name="T95">, "</text:span><text:span text:style-name="T89">then there is a different purpose </text:span><text:span text:style-name="T95">for writing the</text:span><text:span text:style-name="T89"> book</text:span><text:span text:style-name="T95"> after all</text:span><text:span text:style-name="T90">: the purpose of self-knowledge and truth, etc.</text:span><text:span text:style-name="T95"> You are not writing the book for the purpose of writing the book at all!"</text:span><text:span text:style-name="T90"> And sure, that is a valid protest, but this prupose is qualitatively different form the secondary purposes of fame or money. </text:span><text:span text:style-name="T95">And they are it is a consequence of the sincerity by which I engage with the writing. </text:span><text:span text:style-name="T90">The writing offers an opportunity to be true to myself which would not have existed without it, and th</text:span><text:span text:style-name="T95">is</text:span><text:span text:style-name="T90"> truth would not have been available otherwise either. Therein lies the virtue of sincerity with whatever we happen to engage</text:span><text:span text:style-name="T95">, thorugh it we bring into existence true aspects of ourselves, no longer based on insecurity and conformity</text:span><text:span text:style-name="T90">. Any </text:span><text:span text:style-name="T95">sincere </text:span><text:span text:style-name="T90">engagement may serve the purpose of meaningness. In a sense, meaningness treats people even more instrumental than totalitarian projects, since the latter do not take people seriously, while other people is at the very heart of meaningness.</text:span></text:p>
      <text:p text:style-name="P63"/>
      <text:p text:style-name="P64"><text:span text:style-name="T136">T</text:span><text:span text:style-name="T132">he world's shortest existentialist novel: </text:span><text:span text:style-name="T19">The last t</text:span><text:span text:style-name="T21">w</text:span><text:span text:style-name="T19">o persons alive go for their morning walk. One slips, breaks the neck, and dies. There is no</text:span><text:span text:style-name="T21"> one left</text:span><text:span text:style-name="T19">.</text:span><text:span text:style-name="T19"><text:note text:id="ftn13" text:note-class="footnote"><text:note-citation>14</text:note-citation><text:note-body><text:p text:style-name="P14">This is inspired by <text:span text:style-name="T11">Knock</text:span><text:span text:style-name="T59"> by Fredric Brown, which is allegedly the t</text:span><text:span text:style-name="T22">he</text:span> <text:span text:style-name="T169">w</text:span>orld's <text:span text:style-name="T169">s</text:span>hortest <text:span text:style-name="T169">h</text:span>orror <text:span text:style-name="T169">s</text:span>tory: <text:span text:style-name="T169">"The last man on Earth sat alone in a room. There was a knock on the door...", and shows the essense of creating a spooky moment in a story.</text:span> A dystopian version of this could be: "The last human <text:span text:style-name="T143">alive</text:span> sits in her room checking her twitter feed." </text:p></text:note-body></text:note></text:span></text:p>
      <text:p text:style-name="P95"/>
      <text:p text:style-name="P65">I <text:span text:style-name="T170">may</text:span> start a family for many reasons. <text:span text:style-name="T170">Maybe p</text:span>eople frown upon me for not conforming to the family norm<text:span text:style-name="T170"> and I yield to the social pressure</text:span>. I may have found a partner wh<text:span text:style-name="T170">o I think </text:span>makes me look good in the eyes of others, or a partner whose genes I think will match mine well, so that I can reproduce in an<text:span text:style-name="T170"> (unconscious or conscious)</text:span> act of genetic narcissism, so that I can be a valid member of society. Or <text:span text:style-name="T170">maybe </text:span>I am afraid of growing old alone, and hope that my family will take care of me when that happen<text:span text:style-name="T170">s</text:span>. In these cases we do not treat people as people. We even create new people as means to insecurity driven culturally motivated ends. We do not treat our partner as a fellow human being but as the role of husband or as wife, and thereby we treat ourselves as conforming to respective cultural role. </text:p>
      <text:p text:style-name="P66"/>
      <text:p text:style-name="P66"><text:span text:style-name="T81">In a sense all projects, totalitarian or not, of meaningness or none, are about being in a context larger than one-self. That is what is so great about personhood: it is infinite (to all practical purposes). Which means that deep and sincere engagement in someone else is a project of personhood. And there are only so many people in life </text:span><text:span text:style-name="T83">with whom </text:span><text:span text:style-name="T81">we can engage </text:span><text:span text:style-name="T83">so</text:span><text:span text:style-name="T81"> deeply with, since we are limited in space and time. As such</text:span><text:span text:style-name="T82">,</text:span><text:span text:style-name="T81"> life-partners and a family, treated as human beings can be the most meaningful thing there is</text:span><text:span text:style-name="T83">.</text:span><text:span text:style-name="T82"> </text:span><text:span text:style-name="T83">Deep and sincere </text:span><text:span text:style-name="T82">connections can of course also be found outside of such cultural norms. </text:span><text:span text:style-name="T83">M</text:span><text:span text:style-name="T82">eaningness is not </text:span><text:span text:style-name="T83">necessarily </text:span><text:span text:style-name="T82">about abolishing norms, </text:span><text:span text:style-name="T83">but rather</text:span><text:span text:style-name="T82"> about engageing sincerely with the ones we can, and rejected those we cannot</text:span><text:span text:style-name="T83"> and</text:span><text:span text:style-name="T82"> those </text:span><text:span text:style-name="T83">which</text:span><text:span text:style-name="T82"> stand in the way of sincere engagement</text:span><text:span text:style-name="T83">s</text:span><text:span text:style-name="T82">.</text:span></text:p>
      <text:p text:style-name="P65"/>
      <text:p text:style-name="P33"><text:span text:style-name="T22">In terms of ethics, </text:span><text:span text:style-name="T36">meaningness is the polar opposite of many ethical systems, e.g. </text:span><text:span text:style-name="T22">utilitarianism</text:span><text:span text:style-name="T36">. According to utilitarianism,</text:span><text:span text:style-name="T22"> everything you do should be as a means to an end: to increase the total happiness</text:span><text:span text:style-name="T60"> or </text:span><text:span text:style-name="T22">good, and reduce the total pain in the world. </text:span><text:span text:style-name="T36">Utilitarianism does not allow for sincere engagements with anything, which makes it </text:span><text:span text:style-name="T61">impossible</text:span><text:span text:style-name="T36"> as a value system</text:span><text:span text:style-name="T61"> of human growth.</text:span></text:p>
      <text:p text:style-name="P69"/>
      <text:p text:style-name="P70"><text:span text:style-name="T65">Simone Weil</text:span><text:span text:style-name="T66"> wrote</text:span><text:span text:style-name="T65"> that the most corrupting thing about a political party is that its purpose becomes to grow. </text:span><text:span text:style-name="T66">A few years ago I</text:span><text:span text:style-name="T65"> harboured the idea that the purpose of any </text:span><text:span text:style-name="T66">political </text:span><text:span text:style-name="T65">activisim or party was to render itself redundant, and therefore can a party's decline</text:span><text:span text:style-name="T79">,</text:span><text:span text:style-name="T65"> e.g. the </text:span><text:span text:style-name="T69">decline of the European</text:span><text:span text:style-name="T65"> </text:span><text:span text:style-name="T69">S</text:span><text:span text:style-name="T65">ocial </text:span><text:span text:style-name="T69">D</text:span><text:span text:style-name="T65">emocrats</text:span><text:span text:style-name="T79">,</text:span><text:span text:style-name="T65"> be seen as a success and not a failure</text:span><text:span text:style-name="T79">, since it is a sign that they have reached their goals to some extent</text:span><text:span text:style-name="T65">. I do no longer believe that. </text:span></text:p>
      <text:p text:style-name="P70"/>
      <text:p text:style-name="P71"><text:span text:style-name="T79">Instead, a</text:span><text:span text:style-name="T65">ny constellation of people gathering should be focused on their own personal growth within the group. Let the constellation be a space, both physical</text:span><text:span text:style-name="T79">, and</text:span><text:span text:style-name="T65"> mental, where we can strive to be human </text:span><text:soft-page-break/><text:span text:style-name="T65">beings in every moment and encounter, together. Where we can be true to ourselves, not learning 15 second phrases to answer </text:span><text:span text:style-name="T79">those questioning our cause</text:span><text:span text:style-name="T65">, not learn how to effectively argue against those who disagree with us. </text:span><text:span text:style-name="T66">A struggle cannot be to eradicate the world from evil, in whatever form it may be, sexism, racism, classism, agism. </text:span><text:span text:style-name="T67">I think that is a misunderstanding of culture</text:span><text:span text:style-name="T69">. E</text:span><text:span text:style-name="T67">very culture contains prejudice and hier</text:span><text:span text:style-name="T79">ar</text:span><text:span text:style-name="T67">chies which takes us away from being human, and every person grows up as a cultural being. Even if we change culture it won't disappear</text:span><text:span text:style-name="T79">, it is part of our biological reality just as much as our lack of wings and gills</text:span><text:span text:style-name="T80">.</text:span><text:span text:style-name="T67"> We are instead left with ourselves, and therein lies the work, to deconstruct and stop being defined by culture.</text:span><text:span text:style-name="T66"> </text:span><text:span text:style-name="T68">What matters is what we do with what we became. Creating a "better" culture, while not necessarily a bad thing, is still a totalitarian approach, and </text:span><text:span text:style-name="T80">as such </text:span><text:span text:style-name="T68">achieves little.</text:span><text:span text:style-name="T80"> However, we can </text:span><text:span text:style-name="T66">help create spaces for others to </text:span><text:span text:style-name="T80">for and transform within, together</text:span><text:span text:style-name="T66">. </text:span><text:span text:style-name="T79">Creating s</text:span><text:span text:style-name="T68">paces of sincerity.</text:span></text:p>
      <text:p text:style-name="P69"/>
      <text:p text:style-name="P40"><text:span text:style-name="T64">Question:</text:span><text:span text:style-name="T69"> </text:span><text:span text:style-name="T15">How</text:span><text:span text:style-name="T1"> would a totlitarian meaningness manifest itself?</text:span> </text:p>
      <text:p text:style-name="P49"/>
      <text:p text:style-name="P72">Another example: A political goal can be to erradicate crime. This is a totalitarian project, which can be seen in the manner by which this goal is reached. One way to do it would be to imprison everyone. An even more efficient method to reach the goal would be to declare a crime-free zone and erradicate any population therein. Or one can change the law such that no-one can commit the crimes left in there. Another goal could be that everyone should get a passing grade out of school. This can be achieved by lowering the passing standards, or make sure everyone learns what will be on the test. These totalitarian methods can be contrasted by sincere ones, where the law makers and enforcers sincerely engages with a community<text:span text:style-name="T171">. If </text:span>through that effort the crime rate lowers it was not as a goal but as a consequence of the sincere engagement. <text:span text:style-name="T171">With a</text:span> sincerely engag<text:span text:style-name="T171">ement</text:span> with <text:span text:style-name="T171">school children, </text:span>their learning and education, the grades <text:span text:style-name="T171">may</text:span> come as a consequence, or <text:span text:style-name="T171">they may </text:span>not<text:span text:style-name="T171"> (depending on the school system)</text:span>, but either way they will learn more<text:span text:style-name="T171"> and be richer as human beings</text:span>.</text:p>
      <text:p text:style-name="P72"/>
      <text:p text:style-name="P72">If an employer want<text:span text:style-name="T172">s</text:span> to get her employees to work better and harder for whatever reason, she can give them incentives, such as pay-bumps, bonuses, extra vacation, or whatever. Then she will ensure that her employers are no longer working in order to do a good job, and engage sincerely with it. She will ensure that the job becomes a means to an end, and make it devoid of meaningness. The real management question is not "<text:span text:style-name="T1">which incentives" </text:span>one should use to get better results. That is a so called loaded question, loaded with the fallacious assumptions that there are good incentives and all we need to do is find them. All incentives are bad, since they detracts from meaningness and detaches you from your <text:span text:style-name="T172">task</text:span>. It also reflects badly on the employer who failed to find people who care about the job, or to give people meaningful tasks for which they don't need external incentives to do well.<text:span text:style-name="T144"> Many politicians in power claim that jobs create meaning and purpose to our lives, yet they put in place systems which undermines our engagement with our work, and thereby meaningness itself.</text:span></text:p>
      <text:p text:style-name="P74"/>
      <text:p text:style-name="P76">In Episode 5, Me and Notme are discussing happiness<text:note text:id="ftn14" text:note-class="footnote"><text:note-citation>15</text:note-citation><text:note-body><text:p text:style-name="P15">The word happiness has changed its meaning so much in English that its original connotation is almost lost. Aristotle talked about "Eudaimonia" which often translates into happiness, but "human flourishing" might be a better translation. This should be contrasted by the word bliss. The shift in meaning of the word happiness (deserving a PhD thesis in social history by itself) has gone from "human flourishing" to today meaning "bliss". The former term is close to how I define meaningness. No thinker before our time ever thought bliss was something to strive for. Yet, striving for the bliss (or happiness) is the central tennant of a consumerist society.</text:p></text:note-body></text:note>, and Notme me is vaguely dismissive of the whole concept as being something to strive for. One direct path to happiness is to conform to the roles our cultures provide us. This is the stoic approach, and it is the pragmatic approach, <text:span text:style-name="T140">and as I showed in Episode 1, there are only two ways to be pragmatic: you are either a cynic, or you lack reflection. </text:span>It is cynical, since we conform despite understanding the uselessness and meaningness of whatever the pur<text:soft-page-break/>suit is, whether it is for a career, or a family life or whatever else our culture happen to value at the moment. And thus it is insincere. To seek happiness tends then to manifest in a search for distractions from unhappiness, which manifests in totalitarian projects. To seek happiness takes one away from meaningness. On the other hand, it may very well be the case that happiness can come as a consequence of one's strive for meaningness. But not always and not immediately, since meaningness is found outside of the comfort zone, and outside of the habitual<text:span text:style-name="T119"> and </text:span>culturally learned, and therefore it can often be uncomfortable <text:span text:style-name="T119">and</text:span> even painful. No, meaningness is not a direct path towards happiness, but it is a path towards personhood, to<text:span text:style-name="T119">wards</text:span> sincere living, and a path to<text:span text:style-name="T119">wards</text:span> real interhuman interactions away from the intrumental thingification <text:span text:style-name="T119">which turn</text:span> <text:span text:style-name="T145">E</text:span>achother into Others. </text:p>
      <text:p text:style-name="P75"><text:tab/></text:p>
      <text:p text:style-name="P77">The totalitarian approach<text:span text:style-name="T172">es</text:span> to life falls into behavioural patterns which in many contemprorary cultures are coded as masculine, while the meaningness approach would code as feminine. Note, there is no need for someone identifying as being male to also be masculine. This codifiers in society, on what is seen as masculine and feminine, together with <text:span text:style-name="T145">"masculinity" </text:span>also being <text:span text:style-name="T172">considerably more </text:span>valu<text:span text:style-name="T172">ed</text:span> is what constitutes a patriarchal society. Patriarchy <text:span text:style-name="T145">is a set of values, together with a gendered association of those values. Patriarchy in our world </text:span>is totalitarian by construction. If one wants to resist patriarchy people of all genders should be allowed to embrace whatever is considered anything<text:span text:style-name="T145"> (not only having a female action-hero, but also vulnerable men).</text:span> Personally I work towards embracing meaningness.</text:p>
      <text:p text:style-name="P78"/>
      <text:p text:style-name="P79"><text:span text:style-name="T120">Question:</text:span><text:span text:style-name="T96"> </text:span><text:span text:style-name="T13">Are there situations where instrumentalism and insincerity is warranted?</text:span><text:span text:style-name="T12"> Where </text:span><text:span text:style-name="T13">politeness rather than deep engagements between human beings</text:span><text:span text:style-name="T12"> is preferable? E.g. is it OK to treat a hairdresser as a means to the end of cutting my hair? Or am I then compromising someone's personhood</text:span><text:span text:style-name="T14">, and in so doing, my own</text:span><text:span text:style-name="T12">?</text:span></text:p>
      <text:p text:style-name="P80"/>
      <text:h text:style-name="P97" text:outline-level="1"><text:span text:style-name="T148">The </text:span>Meaningness of Death</text:h>
      <text:p text:style-name="P42">It is in the nature of modernity to value youth over old age. Since each generation grows up under tangibly different conditions, by the time we are old, we are culturally ancient. On the other hand, if one is engaged in a project of meaningness, the longer we do it, the more we manage to grab our personhood and consciousness. Thereby, one would imagine old age being valued higher than youth, since the young are still slaves under the cultural norms of their generation, still bits of filth waiting to mature. In this sense, a human life is not like a leaf of a tree, sprouting in the spring, being full and productive in providing resources for the tr<text:span text:style-name="T172">unk</text:span> during summer and fading, crumbling, and finally falling off in autumn. No, the human life is like the tree itself, growing ever stronger and wider with age.</text:p>
      <text:p text:style-name="P42"/>
      <text:p text:style-name="P43">In fiction, a common trope is the person with eternal life, which turns into a curse as all they found important withers away, and all loose its significance<text:note text:id="ftn15" text:note-class="footnote"><text:note-citation>16</text:note-citation><text:note-body><text:p text:style-name="P6">E.g. <text:span text:style-name="T149">i</text:span><text:span text:style-name="T22">n </text:span><text:span text:style-name="T1">The Hitchhiker's Guide to the Galaxy</text:span><text:span text:style-name="T22">, by Douglas Adams, Wowbagger accidentally becomes immortal. He sees the importance of a project to disperse the ensuing boredom, so he sets out to insult every person in the universe in alphabetical order. In Dollhouse, a select few evolve the technology to download their personality into other people's bodies. They become so hedonistic that they hardly have time to find a new body before the old one gets a heart attack. </text:span><text:span text:style-name="T41">And of course</text:span><text:span text:style-name="T42">,</text:span><text:span text:style-name="T41"> the immortal Doctor Who never stops running</text:span><text:span text:style-name="T43">, and are only forced to stop when he starts caring for his companions</text:span><text:span text:style-name="T41">. </text:span><text:span text:style-name="T42">Other examples:</text:span><text:span text:style-name="T40"> </text:span><text:span text:style-name="T1">All Men Are Mortal</text:span><text:span text:style-name="T22">, by Simone de Beauvoir</text:span><text:span text:style-name="T40"> or </text:span><text:span text:style-name="T7">The Worthing Saga</text:span><text:span text:style-name="T40">, by Orson Scott Card.</text:span></text:p></text:note-body></text:note><text:span text:style-name="T150">. What these stories tend to catch very well is how what once seemed important to the culture savvy adult either becomes completely void of meaning with the perspective of extra-human time, or it becomes a source of nostalgia. What they in general fail to grasp is the enormous possibility that comes with such a perspective, the possibility to engage with people with cultural backgrounds inconcievbale today, with endless cultural expressions. </text:span><text:soft-page-break/><text:span text:style-name="T150">An eternal life would not at all be a curse to a person who engages sincerely with the world and Eachother, it would present an opportunity to continue the project of meaningness indefinitely.</text:span></text:p>
      <text:p text:style-name="P43"/>
      <text:p text:style-name="P42"><text:span text:style-name="T150">And t</text:span>herein lies the weakness of this philosoph<text:span text:style-name="T172">ising. We all die, and I have found </text:span>no way to engage with death sincerely. The death of a human being cannot be meaningful<text:span text:style-name="T172">. For someone's personal project for meaningness, death is but a truncation.</text:span></text:p>
      <text:p text:style-name="P42"/>
      <text:p text:style-name="P41">Truncation</text:p>
      <text:p text:style-name="P44">I was told that death is a part of living, something with which people of all times deal. That it is a ridiculus modern misgiving, this end of life-anxiety <text:span text:style-name="T172">which</text:span> we feel. Old people just have to handle it's vicinity, by afterlife, incarnation, void, or divinity.</text:p>
      <text:p text:style-name="P44"/>
      <text:p text:style-name="P45">And I believed what I was told, and I sneered at those who were anxious</text:p>
      <text:p text:style-name="P45">(also at myself)</text:p>
      <text:p text:style-name="P44"/>
      <text:p text:style-name="P44">And then I thought that life: it is a project<text:span text:style-name="T151">!</text:span> And then I thought that each person is infinite<text:span text:style-name="T172">!</text:span> Each year that we live brings us closer to ourselves, each year that we live brings us closer to Eachother.</text:p>
      <text:p text:style-name="P44"/>
      <text:p text:style-name="P44">An afterlife then would be a continuation--me as an eternal project just begun. Never becoming, always in transformation<text:span text:style-name="T151">-</text:span> </text:p>
      <text:p text:style-name="P44"/>
      <text:p text:style-name="P44">Then why bother dying?</text:p>
      <text:p text:style-name="P44"/>
      <text:p text:style-name="P44">...</text:p>
      <text:p text:style-name="P44"/>
      <text:p text:style-name="P87"><text:span text:style-name="T186">Now I see death as a provocation. Please, help me with my reconciliation! For without afterlife or incarnation, of our never-finished transformation, death is nothing but truncation.</text:span></text:p>
      <text:p text:style-name="P103"><text:span text:style-name="T155">My (mis)Understandings</text:span> <text:span text:style-name="T155">of Others </text:span></text:p>
      <text:p text:style-name="P53">The Buddha (~500 BC)<text:span text:style-name="T96"> has detachment as a central ten</text:span><text:span text:style-name="T108">a</text:span><text:span text:style-name="T96">nt. Where Meaningness is in complete agreement with Buddhism is when it comes to being detached from outcome of any task. If one is sincere about something, it does not matter if the outcome is "good" or "bad". E.g. if a book sells well or not is insignificant if one is sincere in writing it. There is also some overlap in the sense that Buddhism aims to detach from our cultural biases and prejudice, our insecurity, (social) suffering, and ego, even if meaningness is not the really the same as detaching from these, rather to acknowledge and engage with them. Buddhism is the complete opposite everywhere else in its striving to detach from such worldly needs as Eachother</text:span><text:span text:style-name="T99">, which makes other people threats to one's detachment (people are sticky), and thereby they become objects and not persons</text:span><text:span text:style-name="T96">. There is also a totalitarian goal of Nirvana, where one is detached from all</text:span><text:span text:style-name="T109"> </text:span><text:span text:style-name="T96">preconceptions and one with the world. This is denying our biological nature. And it is to detach from a greater goal, which I find contradictory at best.</text:span><text:span text:style-name="T97"> At the same time there is an element of true engagement with the self, the shredding of cultural identities and layers, often through meditation.</text:span><text:span text:style-name="T98"> So there is overlap, but the differences are fundamental.</text:span></text:p>
      <text:p text:style-name="P54">Socrates (~400 BC)<text:span text:style-name="T156"> </text:span><text:span text:style-name="T104">said that the unreflected life in not worth living for a human being. By that he started and ended </text:span><text:span text:style-name="T105">existential </text:span><text:span text:style-name="T104">philosophy.</text:span></text:p>
      <text:p text:style-name="P55">Aristotle<text:span text:style-name="T153"> (385-322 BC)</text:span><text:span text:style-name="T106">, Socrates' grand student, thought</text:span><text:span text:style-name="T102"> that if something is good because of what it produces, the</text:span><text:span text:style-name="T106">n</text:span><text:span text:style-name="T102"> what it produces is better. Therefore, the highest good must be that which is good in and of itself</text:span><text:span text:style-name="T106">, and secondary virtues are those which produce this, and so on</text:span><text:span text:style-name="T102">. He defines this highest good as “eudaimonia”, which is often translated as happiness, but "human flo</text:span><text:span text:style-name="T110">u</text:span><text:span text:style-name="T102">rishing" may be a better translation, and sometimes he refers to “eu zên” which means to live a good life. He also defines what constitutes a good life based on biology (he was the first biologist after all)</text:span><text:span text:style-name="T103">, by asking what uniqueness humans po</text:span><text:span text:style-name="T111">s</text:span><text:span text:style-name="T103">sess as a creature</text:span><text:span text:style-name="T106">--that must be our purpose</text:span><text:span text:style-name="T103">. He concludes that we are the only creatures who can guide ourselves by the use of reason. If we use reason well, over a full lifetime, only then can we flo</text:span><text:span text:style-name="T111">u</text:span><text:span text:style-name="T103">rish as human beings. </text:span><text:span text:style-name="T107">By this, he can then agree with Solon's words a few centuries earlier: "Count no man happy [flo</text:span><text:span text:style-name="T111">u</text:span><text:span text:style-name="T107">rished?] until he be dead."</text:span></text:p>
      <text:p text:style-name="P56">Jesus (0-33)<text:span text:style-name="T96"> </text:span><text:span text:style-name="T101">allegedly s</text:span><text:span text:style-name="T96">aid: ‘Love your neighb</text:span><text:span text:style-name="T111">our </text:span><text:span text:style-name="T96">as yourself.’ Completely glossed over that first you need to love yourself.</text:span><text:span text:style-name="T100"> </text:span></text:p>
      <text:p text:style-name="P58"><text:span text:style-name="T121">Martin Heidegger (1889-1976) </text:span><text:span text:style-name="T70">was a big fan of Aristotle. Despite this, Heidegger </text:span><text:span text:style-name="T153">only came half way towards finding meaningness. He understood to discard the importance of cosmic meaning.</text:span> It was Heidegger's rather superficial dismissal of modern notions of individuality which prevented him to embrace personhood as something to strive for. <text:span text:style-name="T154">His </text:span>dismissal lead Heidegger to embrace culture as the only means for engaging with others and find meaning<text:span text:style-name="T154">, w</text:span>hile personhood takes its form by questioning one's culture. His concept of attention, the basis of phenomenology, is very similar to what I call sincerity. He sees our culture, with its historical context, as our destiny, and when we perceive the world through our true cultural filter, we not only bring it into being, but we do so in a <text:span text:style-name="T1">destined</text:span><text:span text:style-name="T22"> manner (manifesting destiny) by our culture and its his</text:span><text:span text:style-name="T46">t</text:span><text:span text:style-name="T22">orical trajectory</text:span><text:span text:style-name="T44"> (modernity is not respectful to the </text:span><text:soft-page-break/><text:span text:style-name="T44">historical context of our culture). </text:span><text:span text:style-name="T22">He further saw the German culture as destined to dominate, just as Greek culture had done during Antiquity, which made his philosophy align well with the German National Socialists (Yes, he was a Nazi, after his diaries were found this is </text:span><text:span text:style-name="T47">u</text:span><text:span text:style-name="T22">ndesputed fact</text:span><text:span text:style-name="T44">)</text:span><text:span text:style-name="T22">. If only he would have faced his discomforts with modernity's individualism...</text:span></text:p>
      <text:p text:style-name="P57">Simone de Beauvoir (1908-1986)<text:span text:style-name="T96"> a student of Heidegger (</text:span><text:span text:style-name="T70">who was politically his polar opposite (Marxist))</text:span><text:span text:style-name="T96">, realised the importance of a project, but (to my knowledge) failed to answer the "then what" questions satisfactory. Even if she embraced </text:span><text:span text:style-name="T12">authenticity</text:span><text:span text:style-name="T65">, which is very similar to what I call sincerity, she did not (to my knowledge) make the connection.</text:span></text:p>
      <text:p text:style-name="P55"><text:span text:style-name="T22">Jean-Paul Sartre</text:span><text:span text:style-name="T45"> (1905-1980)</text:span><text:span text:style-name="T65"> </text:span><text:span text:style-name="T70">was </text:span><text:span text:style-name="T73">also </text:span><text:span text:style-name="T70">a student of Heidegger's </text:span><text:span text:style-name="T73">and a life-long partner of de Beauvoir's, </text:span><text:span text:style-name="T65">tried to argue that existentialism is a humanism</text:span><text:span text:style-name="T71"> in a famous lecture</text:span><text:span text:style-name="T73">. (Existentialism is the notion that existence comes before meaning, which could be seen as a dismissal of cosmic meaning.)</text:span><text:span text:style-name="T65"> He claimed that </text:span><text:span text:style-name="T72">those</text:span><text:span text:style-name="T65"> actions are morally good which would remain good if all of </text:span><text:span text:style-name="T72">of </text:span><text:span text:style-name="T65">humanity </text:span><text:span text:style-name="T72">performed </text:span><text:span text:style-name="T65">them. This is a totalitarian failure</text:span><text:span text:style-name="T72">, since one then need to do things because they are good if everyone do the same, not for the sake of doing them</text:span><text:span text:style-name="T65">. It is only through sincerity that existentialism becomes a humanism. </text:span><text:span text:style-name="T74">He also failed to make </text:span><text:span text:style-name="T75">a coherent</text:span><text:span text:style-name="T74"> connection between his ethics and authenticity</text:span><text:span text:style-name="T65">.</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01"/>
      <text:p text:style-name="P104">Rejected for now</text:p>
      <text:p text:style-name="P102"><text:span text:style-name="T124">In which the season is summarised and meaningness is defined<text:line-break/></text:span><text:span text:style-name="T125">Towards a non-totalitarian</text:span><text:span text:style-name="T126"> and non-metaphysical </text:span><text:span text:style-name="T125">existentialism</text:span></text:p>
      <text:p text:style-name="P47"><text:span text:style-name="T63">Carl Jung:</text:span><text:span text:style-name="T65"> </text:span><text:span text:style-name="T12">"</text:span><text:span text:style-name="T2">Christ expresses the same idea when he says, "I appear in the least of your brethren"; and what about it . . . if the least of your brethren should be yourself - what about it then?</text:span><text:span text:style-name="T5"> </text:span><text:span text:style-name="T1">"</text:span></text:p>
      <text:p text:style-name="P46"/>
      <text:p text:style-name="P81">one should not do anything with another purpose than doing just that. If I write a book it is not so that I can make the money I desperately need, or so that I can get the attention I desperately crave, or to proliferate an idea I <text:s/>deem incredibly important for the world, but only in order to write the book. Then the success of the book is not meassured by how many copies it sells, but by how true to my self I have been during its writing, and how colusive it has been for my developing, or whatever unmeasurable measure of success</text:p>
      <text:p text:style-name="P81"/>
      <text:p text:style-name="P29"><text:span text:style-name="T114">A</text:span><text:span text:style-name="T113"> scientific project of meaningness does not claim to find a true theory of nature, merely means by which we can ask more insightful questions about nature. Totalitarian thinking in physics has brought the discipline into a crisis it cannot come out of. </text:span></text:p>
      <text:p text:style-name="P29"/>
      <text:p text:style-name="P48">In order to meet the <text:span text:style-name="T131">O</text:span>ther, <text:span text:style-name="T131">the Other</text:span> has to be turned into <text:span text:style-name="T131">E</text:span>achother. <text:span text:style-name="T131">They</text:span> ha<text:span text:style-name="T131">ve</text:span> to be treated as a person, and not a means to an end. </text:p>
      <text:p text:style-name="P30"><text:span text:style-name="T113">But our insecurities stand in the way for this. We want the other to love us, and, failing that, to like us, and failing that, to respect us, or failing that to fear, or loath us. We want this because we are biologically hard wired to be insecure, to conform to social and cultural norms. </text:span><text:span text:style-name="T115">To find personhood and concious autonomy is to not play the social game and treat eachother as persons, and thus work as vehicles for eachother's personhood.</text:span><text:span text:style-name="T115"><text:note text:id="ftn16" text:note-class="footnote"><text:note-citation>17</text:note-citation><text:note-body><text:p text:style-name="P5">I have discussed this with many science minded people. Personally I am not interested in a scientific explanation for meaningness, but many have, so I can share my views on this here. In evolution things happen for the purpose of survival and reproduction. Many traits that evolve for these reasons become something completely different, many traits are not used in the way they originally evolved for (one example is a bone in our ear used for hearing which originally was a part of a reptile-like ancestor's jaw). Most of what we call human consciousness is most likely a trait which came into existance in order for humans to work together socially, to mitigate a culture over the generation and with it all the knowledge it contained, much of which was useful for survival. Being socially apt was then considered sexy and therefore good for reproduction. Part of what consciousness can do is to cancel other instincts. Instead of pulling the hand out of the burning fire one can conciouslly deside to put it in there. Maybe this will gain social status, make you distinguish yourself in the group. Or it can be a ritual which if you do not complete it makes you ostracised. Either way, these sciency explanations are conseivable. To me, it is not conciousness if an action is performed merely to cater to a social instinct before a more primal one. However, to concsiously go against our instincts to do something for no other reason than doing just that, without gaining social status, without enhancing our chances for sex, or what have you, only that can be considered consciousness, and most of us go through most of our lives without ever experiencing it. Ironically, then, the underlying reason for our possibility for consciousness is likely a by-product from our instinct for cultural conformity, but it is achieved exactly by rejecting that very conformity (in a conscious manner).</text:p></text:note-body></text:note></text:span><text:span text:style-name="T115"> What Jung referrs to there is that we should not see our flaws and shortcomings as something to hide. To love someone is to do so including flaws and imperfections. And we have to learn to love ourselves in order to love eachother. Because our flaws and imperfections are culturally decided, and they are based on our fear of social pain, our insecurity. We have to be open about our insecurity with eachother in order to see them and be seen. Only then can we love, and only then can we love, ourself as a person and eachother as persons. Everyone is flawed and yet no-one is. </text:span></text:p>
      <text:p text:style-name="P30"/>
      <text:p text:style-name="P73"><text:soft-page-break/>So I've pointed to a few thought systems which completely misses meaningness, which are aimed and focused on insincerity and thereby work against us gaining a deeper personhood and consciousness. One is utilitarianism, which says that nothing you do should be sincere, it should all be for the ill-defined greater good. In this view, one must break some eggs to make an omellette. Another example is the all more encompassing pseudo-liberal views of New Public Management, where all is measured and quantified in every work-place, which shiftes focus from doing a sincere job into fulfilling an arbitrary metric of incentives and other measures. </text:p>
      <text:p text:style-name="P82"/>
      <text:p text:style-name="P19">Modernity<text:span text:style-name="T147"> </text:span><text:span text:style-name="T6">noun</text:span> </text:p>
      <text:p text:style-name="P19">1) An historical period during which a culture change<text:span text:style-name="T129">s </text:span>tangibly over the course of a generation for several generations, such that each generation is growing up under significantly diffe<text:span text:style-name="T129">rent</text:span> conditions than their parent's. </text:p>
      <text:p text:style-name="P51">2) A cultural notion that change is progress. </text:p>
      <text:p text:style-name="P51"/>
      <text:p text:style-name="P52">One misconception I am expressing here is that it seems as if I think that there are aspects of the self dormant within and hidden behind our culture. Of course this is not true, the aspects of ourselves are not dormant, the do not exist until they come into existence through interactions with the world, and mostly with Eachother. And they are definitely not vid of cultural context, over a long life well travelled one may adopt many cutlrual aspects and make them part of one-self. This is why eternal life is possibly very satisfying. There is no naked, culture-less core which would be reached by living forever, the life-project is never-ending since the transformation is never-ending. It does not necessarily have a direction, and there is no goal at the end. This is important to clarify to myself, since totalitarian notions keep creeping in in my descri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ヒラギノ角ゴ Pro W3" svg:font-family="'ヒラギノ角ゴ Pro W3'" style:font-family-generic="roman"/>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Bold" svg:font-family="'Times New Roman Bold'" style:font-family-generic="system" style:font-pitch="variable"/>
    <style:font-face style:name="ヒラギノ角ゴ Pro W31" svg:font-family="'ヒラギノ角ゴ Pro W3'"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ody" style:family="paragraph">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line-through-type="none" style:text-position="0% 100%" style:font-name="Helvetica" fo:font-family="Helvetica" style:font-family-generic="swiss" fo:font-size="12pt" fo:letter-spacing="normal" fo:language="en" fo:country="US" fo:font-style="normal" style:text-underline-style="none" fo:font-weight="normal" style:letter-kerning="true" fo:background-color="transparent" style:font-name-asian="ヒラギノ角ゴ Pro W3" style:font-family-asian="'ヒラギノ角ゴ Pro W3'" style:font-family-generic-asian="roman" style:font-size-asian="12pt" style:font-style-asian="normal" style:font-weight-asian="normal" style:font-name-complex="Helvetica" style:font-family-complex="Helvetica" style:font-family-generic-complex="swiss" style:font-size-complex="10pt" text:display="true" fo:hyphenate="tru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17:57:03.971626706</meta:creation-date>
    <dc:date>2015-06-06T18:19:42.407346830</dc:date>
    <meta:editing-duration>PT10H41M</meta:editing-duration>
    <meta:editing-cycles>166</meta:editing-cycles>
    <meta:generator>LibreOffice/4.2.8.2$Linux_X86_64 LibreOffice_project/420m0$Build-2</meta:generator>
    <meta:document-statistic meta:table-count="0" meta:image-count="1" meta:object-count="0" meta:page-count="14" meta:paragraph-count="121" meta:word-count="7928" meta:character-count="46405" meta:non-whitespace-character-count="38548"/>
  </office:meta>
</office:document-meta>
</file>